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93in"/>
    </style:style>
    <style:style style:name="co2" style:family="table-column">
      <style:table-column-properties fo:break-before="auto" style:column-width="1.5516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661in"/>
    </style:style>
    <style:style style:name="co6" style:family="table-column">
      <style:table-column-properties fo:break-before="auto" style:column-width="0.302in"/>
    </style:style>
    <style:style style:name="co7" style:family="table-column">
      <style:table-column-properties fo:break-before="auto" style:column-width="0.3465in"/>
    </style:style>
    <style:style style:name="co8" style:family="table-column">
      <style:table-column-properties fo:break-before="auto" style:column-width="0.3484in"/>
    </style:style>
    <style:style style:name="co9" style:family="table-column">
      <style:table-column-properties fo:break-before="auto" style:column-width="0.5075in"/>
    </style:style>
    <style:style style:name="co10" style:family="table-column">
      <style:table-column-properties fo:break-before="auto" style:column-width="0.6417in"/>
    </style:style>
    <style:style style:name="co11" style:family="table-column">
      <style:table-column-properties fo:break-before="auto" style:column-width="0.4634in"/>
    </style:style>
    <style:style style:name="co12" style:family="table-column">
      <style:table-column-properties fo:break-before="auto" style:column-width="0.6866in"/>
    </style:style>
    <style:style style:name="co13" style:family="table-column">
      <style:table-column-properties fo:break-before="auto" style:column-width="0.3646in"/>
    </style:style>
    <style:style style:name="co14" style:family="table-column">
      <style:table-column-properties fo:break-before="auto" style:column-width="0.4362in"/>
    </style:style>
    <style:style style:name="co15" style:family="table-column">
      <style:table-column-properties fo:break-before="auto" style:column-width="0.7846in"/>
    </style:style>
    <style:style style:name="co16" style:family="table-column">
      <style:table-column-properties fo:break-before="auto" style:column-width="0.786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348in"/>
    </style:style>
    <style:style style:name="co19" style:family="table-column">
      <style:table-column-properties fo:break-before="auto" style:column-width="0.522in"/>
    </style:style>
    <style:style style:name="co20" style:family="table-column">
      <style:table-column-properties fo:break-before="auto" style:column-width="0.4638in"/>
    </style:style>
    <style:style style:name="ro1" style:family="table-row">
      <style:table-row-properties style:row-height="0.4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Match AuthorMania 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007" table:default-cell-style-name="Default"/>
        <table:table-row table:style-name="ro1">
          <table:table-cell table:style-name="ce1" office:value-type="string" calcext:value-type="string">
            <text:p>Author Name</text:p>
          </table:table-cell>
          <table:table-cell table:style-name="ce1" office:value-type="string" calcext:value-type="string">
            <text:p>Track Name</text:p>
          </table:table-cell>
          <table:table-cell table:style-name="ce1" office:value-type="string" calcext:value-type="string">
            <text:p>/---</text:p>
          </table:table-cell>
          <table:table-cell table:style-name="ce1" office:value-type="string" calcext:value-type="string">
            <text:p>/--</text:p>
          </table:table-cell>
          <table:table-cell table:style-name="ce1" office:value-type="string" calcext:value-type="string">
            <text:p>/ - </text:p>
          </table:table-cell>
          <table:table-cell table:style-name="ce1" office:value-type="string" calcext:value-type="string">
            <text:p><text:s/>/ +</text:p>
          </table:table-cell>
          <table:table-cell table:style-name="ce1" office:value-type="string" calcext:value-type="string">
            <text:p>/ ++</text:p>
          </table:table-cell>
          <table:table-cell table:style-name="ce1" office:value-type="string" calcext:value-type="string">
            <text:p>/+++</text:p>
          </table:table-cell>
          <table:table-cell table:style-name="ce1" office:value-type="string" calcext:value-type="string">
            <text:p>Local</text:p>
            <text:p>Karma</text:p>
          </table:table-cell>
          <table:table-cell table:style-name="ce1" office:value-type="string" calcext:value-type="string">
            <text:p># of Votes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ctional</text:p>
            <text:p>Total (S)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ase</text:p>
            <text:p>Value</text:p>
          </table:table-cell>
          <table:table-cell table:style-name="ce1" office:value-type="string" calcext:value-type="string">
            <text:p>Uncertainty</text:p>
            <text:p>Penalty</text:p>
          </table:table-cell>
          <table:table-cell table:style-name="ce1" office:value-type="string" calcext:value-type="string">
            <text:p>Track Value (out of 100)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Poivrot</text:p>
          </table:table-cell>
          <table:table-cell office:value-type="string" calcext:value-type="string">
            <text:p>Texas Rank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formula="of:=SUM([.C2:.H2])" office:value-type="float" office:value="51" calcext:value-type="float">
            <text:p>51</text:p>
          </table:table-cell>
          <table:table-cell table:style-name="ce2" table:formula="of:=SUM([.F2:.H2]) - SUM([.C2:.E2])" office:value-type="float" office:value="45" calcext:value-type="float">
            <text:p>45</text:p>
          </table:table-cell>
          <table:table-cell table:formula="of:=[.D2]/5 +[.E2]*2/5 +[.F2]*3/5 +[.G2]*4/5+[.H2]*5/5" office:value-type="float" office:value="41" calcext:value-type="float">
            <text:p>41</text:p>
          </table:table-cell>
          <table:table-cell table:formula="of:=1+[.L2]" office:value-type="float" office:value="42" calcext:value-type="float">
            <text:p>42</text:p>
          </table:table-cell>
          <table:table-cell table:formula="of:=1+[.J2]-[.L2]" office:value-type="float" office:value="11" calcext:value-type="float">
            <text:p>11</text:p>
          </table:table-cell>
          <table:table-cell table:formula="of:=100*[.M2]/([.M2]+[.N2])" office:value-type="float" office:value="79.2452830188679" calcext:value-type="float">
            <text:p>79.25</text:p>
          </table:table-cell>
          <table:table-cell table:formula="of:= 100*1.65*SQRT(([.M2]*[.N2])/(([.M2]+[.N2])*([.M2]+[.N2]) *([.M2]+[.N2]+1)))" office:value-type="float" office:value="9.10609511899182" calcext:value-type="float">
            <text:p>9.11</text:p>
          </table:table-cell>
          <table:table-cell table:style-name="ce4" table:formula="of:=([.O2]-[.P2])" office:value-type="float" office:value="70.1391878998761" calcext:value-type="float">
            <text:p>70.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engo</text:p>
          </table:table-cell>
          <table:table-cell office:value-type="string" calcext:value-type="string">
            <text:p>Watch how I so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table:formula="of:=SUM([.C3:.H3])" office:value-type="float" office:value="43" calcext:value-type="float">
            <text:p>43</text:p>
          </table:table-cell>
          <table:table-cell table:style-name="ce2" table:formula="of:=SUM([.F3:.H3]) - SUM([.C3:.E3])" office:value-type="float" office:value="41" calcext:value-type="float">
            <text:p>41</text:p>
          </table:table-cell>
          <table:table-cell table:formula="of:=[.D3]/5 +[.E3]*2/5 +[.F3]*3/5 +[.G3]*4/5+[.H3]*5/5" office:value-type="float" office:value="33.8" calcext:value-type="float">
            <text:p>33.8</text:p>
          </table:table-cell>
          <table:table-cell table:formula="of:=1+[.L3]" office:value-type="float" office:value="34.8" calcext:value-type="float">
            <text:p>34.8</text:p>
          </table:table-cell>
          <table:table-cell table:formula="of:=1+[.J3]-[.L3]" office:value-type="float" office:value="10.2" calcext:value-type="float">
            <text:p>10.2</text:p>
          </table:table-cell>
          <table:table-cell table:formula="of:=100*[.M3]/([.M3]+[.N3])" office:value-type="float" office:value="77.3333333333333" calcext:value-type="float">
            <text:p>77.33</text:p>
          </table:table-cell>
          <table:table-cell table:formula="of:= 100*1.65*SQRT(([.M3]*[.N3])/(([.M3]+[.N3])*([.M3]+[.N3]) *([.M3]+[.N3]+1)))" office:value-type="float" office:value="10.1854969356476" calcext:value-type="float">
            <text:p>10.19</text:p>
          </table:table-cell>
          <table:table-cell table:style-name="ce4" table:formula="of:=([.O3]-[.P3])" office:value-type="float" office:value="67.1478363976857" calcext:value-type="float">
            <text:p>67.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achoVolker</text:p>
          </table:table-cell>
          <table:table-cell office:value-type="string" calcext:value-type="string">
            <text:p>Quick Gaz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table:formula="of:=SUM([.C4:.H4])" office:value-type="float" office:value="45" calcext:value-type="float">
            <text:p>45</text:p>
          </table:table-cell>
          <table:table-cell table:style-name="ce2" table:formula="of:=SUM([.F4:.H4]) - SUM([.C4:.E4])" office:value-type="float" office:value="39" calcext:value-type="float">
            <text:p>39</text:p>
          </table:table-cell>
          <table:table-cell table:formula="of:=[.D4]/5 +[.E4]*2/5 +[.F4]*3/5 +[.G4]*4/5+[.H4]*5/5" office:value-type="float" office:value="34.2" calcext:value-type="float">
            <text:p>34.2</text:p>
          </table:table-cell>
          <table:table-cell table:formula="of:=1+[.L4]" office:value-type="float" office:value="35.2" calcext:value-type="float">
            <text:p>35.2</text:p>
          </table:table-cell>
          <table:table-cell table:formula="of:=1+[.J4]-[.L4]" office:value-type="float" office:value="11.8" calcext:value-type="float">
            <text:p>11.8</text:p>
          </table:table-cell>
          <table:table-cell table:formula="of:=100*[.M4]/([.M4]+[.N4])" office:value-type="float" office:value="74.8936170212766" calcext:value-type="float">
            <text:p>74.89</text:p>
          </table:table-cell>
          <table:table-cell table:formula="of:= 100*1.65*SQRT(([.M4]*[.N4])/(([.M4]+[.N4])*([.M4]+[.N4]) *([.M4]+[.N4]+1)))" office:value-type="float" office:value="10.3270862213622" calcext:value-type="float">
            <text:p>10.33</text:p>
          </table:table-cell>
          <table:table-cell table:style-name="ce4" table:formula="of:=([.O4]-[.P4])" office:value-type="float" office:value="64.5665307999144" calcext:value-type="float">
            <text:p>64.5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'habba.hu</text:p>
          </table:table-cell>
          <table:table-cell office:value-type="string" calcext:value-type="string">
            <text:p>Loca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table:formula="of:=SUM([.C5:.H5])" office:value-type="float" office:value="44" calcext:value-type="float">
            <text:p>44</text:p>
          </table:table-cell>
          <table:table-cell table:style-name="ce2" table:formula="of:=SUM([.F5:.H5]) - SUM([.C5:.E5])" office:value-type="float" office:value="38" calcext:value-type="float">
            <text:p>38</text:p>
          </table:table-cell>
          <table:table-cell table:formula="of:=[.D5]/5 +[.E5]*2/5 +[.F5]*3/5 +[.G5]*4/5+[.H5]*5/5" office:value-type="float" office:value="33.4" calcext:value-type="float">
            <text:p>33.4</text:p>
          </table:table-cell>
          <table:table-cell table:formula="of:=1+[.L5]" office:value-type="float" office:value="34.4" calcext:value-type="float">
            <text:p>34.4</text:p>
          </table:table-cell>
          <table:table-cell table:formula="of:=1+[.J5]-[.L5]" office:value-type="float" office:value="11.6" calcext:value-type="float">
            <text:p>11.6</text:p>
          </table:table-cell>
          <table:table-cell table:formula="of:=100*[.M5]/([.M5]+[.N5])" office:value-type="float" office:value="74.7826086956522" calcext:value-type="float">
            <text:p>74.78</text:p>
          </table:table-cell>
          <table:table-cell table:formula="of:= 100*1.65*SQRT(([.M5]*[.N5])/(([.M5]+[.N5])*([.M5]+[.N5]) *([.M5]+[.N5]+1)))" office:value-type="float" office:value="10.4516630344562" calcext:value-type="float">
            <text:p>10.45</text:p>
          </table:table-cell>
          <table:table-cell table:style-name="ce4" table:formula="of:=([.O5]-[.P5])" office:value-type="float" office:value="64.330945661196" calcext:value-type="float">
            <text:p>64.3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eksbude</text:p>
          </table:table-cell>
          <table:table-cell office:value-type="string" calcext:value-type="string">
            <text:p>Timeles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formula="of:=SUM([.C6:.H6])" office:value-type="float" office:value="50" calcext:value-type="float">
            <text:p>50</text:p>
          </table:table-cell>
          <table:table-cell table:style-name="ce2" table:formula="of:=SUM([.F6:.H6]) - SUM([.C6:.E6])" office:value-type="float" office:value="38" calcext:value-type="float">
            <text:p>38</text:p>
          </table:table-cell>
          <table:table-cell table:formula="of:=[.D6]/5 +[.E6]*2/5 +[.F6]*3/5 +[.G6]*4/5+[.H6]*5/5" office:value-type="float" office:value="36.4" calcext:value-type="float">
            <text:p>36.4</text:p>
          </table:table-cell>
          <table:table-cell table:formula="of:=1+[.L6]" office:value-type="float" office:value="37.4" calcext:value-type="float">
            <text:p>37.4</text:p>
          </table:table-cell>
          <table:table-cell table:formula="of:=1+[.J6]-[.L6]" office:value-type="float" office:value="14.6" calcext:value-type="float">
            <text:p>14.6</text:p>
          </table:table-cell>
          <table:table-cell table:formula="of:=100*[.M6]/([.M6]+[.N6])" office:value-type="float" office:value="71.9230769230769" calcext:value-type="float">
            <text:p>71.92</text:p>
          </table:table-cell>
          <table:table-cell table:formula="of:= 100*1.65*SQRT(([.M6]*[.N6])/(([.M6]+[.N6])*([.M6]+[.N6]) *([.M6]+[.N6]+1)))" office:value-type="float" office:value="10.1848560404394" calcext:value-type="float">
            <text:p>10.18</text:p>
          </table:table-cell>
          <table:table-cell table:style-name="ce4" table:formula="of:=([.O6]-[.P6])" office:value-type="float" office:value="61.7382208826376" calcext:value-type="float">
            <text:p>61.7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!K</text:p>
          </table:table-cell>
          <table:table-cell office:value-type="string" calcext:value-type="string">
            <text:p>T!K ruined Fullspee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table:formula="of:=SUM([.C7:.H7])" office:value-type="float" office:value="50" calcext:value-type="float">
            <text:p>50</text:p>
          </table:table-cell>
          <table:table-cell table:style-name="ce2" table:formula="of:=SUM([.F7:.H7]) - SUM([.C7:.E7])" office:value-type="float" office:value="36" calcext:value-type="float">
            <text:p>36</text:p>
          </table:table-cell>
          <table:table-cell table:formula="of:=[.D7]/5 +[.E7]*2/5 +[.F7]*3/5 +[.G7]*4/5+[.H7]*5/5" office:value-type="float" office:value="35.8" calcext:value-type="float">
            <text:p>35.8</text:p>
          </table:table-cell>
          <table:table-cell table:formula="of:=1+[.L7]" office:value-type="float" office:value="36.8" calcext:value-type="float">
            <text:p>36.8</text:p>
          </table:table-cell>
          <table:table-cell table:formula="of:=1+[.J7]-[.L7]" office:value-type="float" office:value="15.2" calcext:value-type="float">
            <text:p>15.2</text:p>
          </table:table-cell>
          <table:table-cell table:formula="of:=100*[.M7]/([.M7]+[.N7])" office:value-type="float" office:value="70.7692307692308" calcext:value-type="float">
            <text:p>70.77</text:p>
          </table:table-cell>
          <table:table-cell table:formula="of:= 100*1.65*SQRT(([.M7]*[.N7])/(([.M7]+[.N7])*([.M7]+[.N7]) *([.M7]+[.N7]+1)))" office:value-type="float" office:value="10.3083313278082" calcext:value-type="float">
            <text:p>10.31</text:p>
          </table:table-cell>
          <table:table-cell table:style-name="ce4" table:formula="of:=([.O7]-[.P7])" office:value-type="float" office:value="60.4608994414226" calcext:value-type="float">
            <text:p>60.4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ac11</text:p>
          </table:table-cell>
          <table:table-cell office:value-type="string" calcext:value-type="string">
            <text:p>Architectu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table:formula="of:=SUM([.C8:.H8])" office:value-type="float" office:value="45" calcext:value-type="float">
            <text:p>45</text:p>
          </table:table-cell>
          <table:table-cell table:style-name="ce2" table:formula="of:=SUM([.F8:.H8]) - SUM([.C8:.E8])" office:value-type="float" office:value="35" calcext:value-type="float">
            <text:p>35</text:p>
          </table:table-cell>
          <table:table-cell table:formula="of:=[.D8]/5 +[.E8]*2/5 +[.F8]*3/5 +[.G8]*4/5+[.H8]*5/5" office:value-type="float" office:value="32" calcext:value-type="float">
            <text:p>32</text:p>
          </table:table-cell>
          <table:table-cell table:formula="of:=1+[.L8]" office:value-type="float" office:value="33" calcext:value-type="float">
            <text:p>33</text:p>
          </table:table-cell>
          <table:table-cell table:formula="of:=1+[.J8]-[.L8]" office:value-type="float" office:value="14" calcext:value-type="float">
            <text:p>14</text:p>
          </table:table-cell>
          <table:table-cell table:formula="of:=100*[.M8]/([.M8]+[.N8])" office:value-type="float" office:value="70.2127659574468" calcext:value-type="float">
            <text:p>70.21</text:p>
          </table:table-cell>
          <table:table-cell table:formula="of:= 100*1.65*SQRT(([.M8]*[.N8])/(([.M8]+[.N8])*([.M8]+[.N8]) *([.M8]+[.N8]+1)))" office:value-type="float" office:value="10.8914688914281" calcext:value-type="float">
            <text:p>10.89</text:p>
          </table:table-cell>
          <table:table-cell table:style-name="ce4" table:formula="of:=([.O8]-[.P8])" office:value-type="float" office:value="59.3212970660187" calcext:value-type="float">
            <text:p>59.3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drift.a.holic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 table:formula="of:=SUM([.C9:.H9])" office:value-type="float" office:value="47" calcext:value-type="float">
            <text:p>47</text:p>
          </table:table-cell>
          <table:table-cell table:style-name="ce2" table:formula="of:=SUM([.F9:.H9]) - SUM([.C9:.E9])" office:value-type="float" office:value="31" calcext:value-type="float">
            <text:p>31</text:p>
          </table:table-cell>
          <table:table-cell table:formula="of:=[.D9]/5 +[.E9]*2/5 +[.F9]*3/5 +[.G9]*4/5+[.H9]*5/5" office:value-type="float" office:value="32.8" calcext:value-type="float">
            <text:p>32.8</text:p>
          </table:table-cell>
          <table:table-cell table:formula="of:=1+[.L9]" office:value-type="float" office:value="33.8" calcext:value-type="float">
            <text:p>33.8</text:p>
          </table:table-cell>
          <table:table-cell table:formula="of:=1+[.J9]-[.L9]" office:value-type="float" office:value="15.2" calcext:value-type="float">
            <text:p>15.2</text:p>
          </table:table-cell>
          <table:table-cell table:formula="of:=100*[.M9]/([.M9]+[.N9])" office:value-type="float" office:value="68.9795918367347" calcext:value-type="float">
            <text:p>68.98</text:p>
          </table:table-cell>
          <table:table-cell table:formula="of:= 100*1.65*SQRT(([.M9]*[.N9])/(([.M9]+[.N9])*([.M9]+[.N9]) *([.M9]+[.N9]+1)))" office:value-type="float" office:value="10.7940147235661" calcext:value-type="float">
            <text:p>10.79</text:p>
          </table:table-cell>
          <table:table-cell table:style-name="ce4" table:formula="of:=([.O9]-[.P9])" office:value-type="float" office:value="58.1855771131686" calcext:value-type="float">
            <text:p>58.1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linnemans</text:p>
          </table:table-cell>
          <table:table-cell office:value-type="string" calcext:value-type="string">
            <text:p>DriftKicker (FullSpeed)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1" calcext:value-type="float">
            <text:p>61</text:p>
          </table:table-cell>
          <table:table-cell table:formula="of:=SUM([.C10:.H10])" office:value-type="float" office:value="58" calcext:value-type="float">
            <text:p>58</text:p>
          </table:table-cell>
          <table:table-cell table:style-name="ce2" table:formula="of:=SUM([.F10:.H10]) - SUM([.C10:.E10])" office:value-type="float" office:value="30" calcext:value-type="float">
            <text:p>30</text:p>
          </table:table-cell>
          <table:table-cell table:formula="of:=[.D10]/5 +[.E10]*2/5 +[.F10]*3/5 +[.G10]*4/5+[.H10]*5/5" office:value-type="float" office:value="39.2" calcext:value-type="float">
            <text:p>39.2</text:p>
          </table:table-cell>
          <table:table-cell table:formula="of:=1+[.L10]" office:value-type="float" office:value="40.2" calcext:value-type="float">
            <text:p>40.2</text:p>
          </table:table-cell>
          <table:table-cell table:formula="of:=1+[.J10]-[.L10]" office:value-type="float" office:value="19.8" calcext:value-type="float">
            <text:p>19.8</text:p>
          </table:table-cell>
          <table:table-cell table:formula="of:=100*[.M10]/([.M10]+[.N10])" office:value-type="float" office:value="67" calcext:value-type="float">
            <text:p>67.00</text:p>
          </table:table-cell>
          <table:table-cell table:formula="of:= 100*1.65*SQRT(([.M10]*[.N10])/(([.M10]+[.N10])*([.M10]+[.N10]) *([.M10]+[.N10]+1)))" office:value-type="float" office:value="9.93375393359" calcext:value-type="float">
            <text:p>9.93</text:p>
          </table:table-cell>
          <table:table-cell table:style-name="ce4" table:formula="of:=([.O10]-[.P10])" office:value-type="float" office:value="57.06624606641" calcext:value-type="float">
            <text:p>57.0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irExpress</text:p>
          </table:table-cell>
          <table:table-cell office:value-type="string" calcext:value-type="string">
            <text:p>appaloos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table:formula="of:=SUM([.C11:.H11])" office:value-type="float" office:value="38" calcext:value-type="float">
            <text:p>38</text:p>
          </table:table-cell>
          <table:table-cell table:style-name="ce2" table:formula="of:=SUM([.F11:.H11]) - SUM([.C11:.E11])" office:value-type="float" office:value="28" calcext:value-type="float">
            <text:p>28</text:p>
          </table:table-cell>
          <table:table-cell table:formula="of:=[.D11]/5 +[.E11]*2/5 +[.F11]*3/5 +[.G11]*4/5+[.H11]*5/5" office:value-type="float" office:value="26.4" calcext:value-type="float">
            <text:p>26.4</text:p>
          </table:table-cell>
          <table:table-cell table:formula="of:=1+[.L11]" office:value-type="float" office:value="27.4" calcext:value-type="float">
            <text:p>27.4</text:p>
          </table:table-cell>
          <table:table-cell table:formula="of:=1+[.J11]-[.L11]" office:value-type="float" office:value="12.6" calcext:value-type="float">
            <text:p>12.6</text:p>
          </table:table-cell>
          <table:table-cell table:formula="of:=100*[.M11]/([.M11]+[.N11])" office:value-type="float" office:value="68.5" calcext:value-type="float">
            <text:p>68.50</text:p>
          </table:table-cell>
          <table:table-cell table:formula="of:= 100*1.65*SQRT(([.M11]*[.N11])/(([.M11]+[.N11])*([.M11]+[.N11]) *([.M11]+[.N11]+1)))" office:value-type="float" office:value="11.9699566751462" calcext:value-type="float">
            <text:p>11.97</text:p>
          </table:table-cell>
          <table:table-cell table:style-name="ce4" table:formula="of:=([.O11]-[.P11])" office:value-type="float" office:value="56.5300433248538" calcext:value-type="float">
            <text:p>56.5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lex BF</text:p>
          </table:table-cell>
          <table:table-cell office:value-type="string" calcext:value-type="string">
            <text:p>broken bon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table:formula="of:=SUM([.C12:.H12])" office:value-type="float" office:value="31" calcext:value-type="float">
            <text:p>31</text:p>
          </table:table-cell>
          <table:table-cell table:style-name="ce2" table:formula="of:=SUM([.F12:.H12]) - SUM([.C12:.E12])" office:value-type="float" office:value="27" calcext:value-type="float">
            <text:p>27</text:p>
          </table:table-cell>
          <table:table-cell table:formula="of:=[.D12]/5 +[.E12]*2/5 +[.F12]*3/5 +[.G12]*4/5+[.H12]*5/5" office:value-type="float" office:value="21.8" calcext:value-type="float">
            <text:p>21.8</text:p>
          </table:table-cell>
          <table:table-cell table:formula="of:=1+[.L12]" office:value-type="float" office:value="22.8" calcext:value-type="float">
            <text:p>22.8</text:p>
          </table:table-cell>
          <table:table-cell table:formula="of:=1+[.J12]-[.L12]" office:value-type="float" office:value="10.2" calcext:value-type="float">
            <text:p>10.2</text:p>
          </table:table-cell>
          <table:table-cell table:formula="of:=100*[.M12]/([.M12]+[.N12])" office:value-type="float" office:value="69.0909090909091" calcext:value-type="float">
            <text:p>69.09</text:p>
          </table:table-cell>
          <table:table-cell table:formula="of:= 100*1.65*SQRT(([.M12]*[.N12])/(([.M12]+[.N12])*([.M12]+[.N12]) *([.M12]+[.N12]+1)))" office:value-type="float" office:value="13.076696830622" calcext:value-type="float">
            <text:p>13.08</text:p>
          </table:table-cell>
          <table:table-cell table:style-name="ce4" table:formula="of:=([.O12]-[.P12])" office:value-type="float" office:value="56.0142122602871" calcext:value-type="float">
            <text:p>56.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yo</text:p>
          </table:table-cell>
          <table:table-cell office:value-type="string" calcext:value-type="string">
            <text:p>between the road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1" calcext:value-type="float">
            <text:p>61</text:p>
          </table:table-cell>
          <table:table-cell table:formula="of:=SUM([.C13:.H13])" office:value-type="float" office:value="49" calcext:value-type="float">
            <text:p>49</text:p>
          </table:table-cell>
          <table:table-cell table:style-name="ce2" table:formula="of:=SUM([.F13:.H13]) - SUM([.C13:.E13])" office:value-type="float" office:value="25" calcext:value-type="float">
            <text:p>25</text:p>
          </table:table-cell>
          <table:table-cell table:formula="of:=[.D13]/5 +[.E13]*2/5 +[.F13]*3/5 +[.G13]*4/5+[.H13]*5/5" office:value-type="float" office:value="32.4" calcext:value-type="float">
            <text:p>32.4</text:p>
          </table:table-cell>
          <table:table-cell table:formula="of:=1+[.L13]" office:value-type="float" office:value="33.4" calcext:value-type="float">
            <text:p>33.4</text:p>
          </table:table-cell>
          <table:table-cell table:formula="of:=1+[.J13]-[.L13]" office:value-type="float" office:value="17.6" calcext:value-type="float">
            <text:p>17.6</text:p>
          </table:table-cell>
          <table:table-cell table:formula="of:=100*[.M13]/([.M13]+[.N13])" office:value-type="float" office:value="65.4901960784314" calcext:value-type="float">
            <text:p>65.49</text:p>
          </table:table-cell>
          <table:table-cell table:formula="of:= 100*1.65*SQRT(([.M13]*[.N13])/(([.M13]+[.N13])*([.M13]+[.N13]) *([.M13]+[.N13]+1)))" office:value-type="float" office:value="10.8778148786633" calcext:value-type="float">
            <text:p>10.88</text:p>
          </table:table-cell>
          <table:table-cell table:style-name="ce4" table:formula="of:=([.O13]-[.P13])" office:value-type="float" office:value="54.6123811997681" calcext:value-type="float">
            <text:p>54.6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iborz</text:p>
          </table:table-cell>
          <table:table-cell office:value-type="string" calcext:value-type="string">
            <text:p>&gt;&gt;Attract&lt;&lt;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table:formula="of:=SUM([.C14:.H14])" office:value-type="float" office:value="39" calcext:value-type="float">
            <text:p>39</text:p>
          </table:table-cell>
          <table:table-cell table:style-name="ce2" table:formula="of:=SUM([.F14:.H14]) - SUM([.C14:.E14])" office:value-type="float" office:value="23" calcext:value-type="float">
            <text:p>23</text:p>
          </table:table-cell>
          <table:table-cell table:formula="of:=[.D14]/5 +[.E14]*2/5 +[.F14]*3/5 +[.G14]*4/5+[.H14]*5/5" office:value-type="float" office:value="26.2" calcext:value-type="float">
            <text:p>26.2</text:p>
          </table:table-cell>
          <table:table-cell table:formula="of:=1+[.L14]" office:value-type="float" office:value="27.2" calcext:value-type="float">
            <text:p>27.2</text:p>
          </table:table-cell>
          <table:table-cell table:formula="of:=1+[.J14]-[.L14]" office:value-type="float" office:value="13.8" calcext:value-type="float">
            <text:p>13.8</text:p>
          </table:table-cell>
          <table:table-cell table:formula="of:=100*[.M14]/([.M14]+[.N14])" office:value-type="float" office:value="66.3414634146342" calcext:value-type="float">
            <text:p>66.34</text:p>
          </table:table-cell>
          <table:table-cell table:formula="of:= 100*1.65*SQRT(([.M14]*[.N14])/(([.M14]+[.N14])*([.M14]+[.N14]) *([.M14]+[.N14]+1)))" office:value-type="float" office:value="12.030936581587" calcext:value-type="float">
            <text:p>12.03</text:p>
          </table:table-cell>
          <table:table-cell table:style-name="ce4" table:formula="of:=([.O14]-[.P14])" office:value-type="float" office:value="54.3105268330471" calcext:value-type="float">
            <text:p>54.3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erabxtch</text:p>
          </table:table-cell>
          <table:table-cell office:value-type="string" calcext:value-type="string">
            <text:p>ARK – The Substitut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formula="of:=SUM([.C15:.H15])" office:value-type="float" office:value="33" calcext:value-type="float">
            <text:p>33</text:p>
          </table:table-cell>
          <table:table-cell table:style-name="ce2" table:formula="of:=SUM([.F15:.H15]) - SUM([.C15:.E15])" office:value-type="float" office:value="19" calcext:value-type="float">
            <text:p>19</text:p>
          </table:table-cell>
          <table:table-cell table:formula="of:=[.D15]/5 +[.E15]*2/5 +[.F15]*3/5 +[.G15]*4/5+[.H15]*5/5" office:value-type="float" office:value="22.2" calcext:value-type="float">
            <text:p>22.2</text:p>
          </table:table-cell>
          <table:table-cell table:formula="of:=1+[.L15]" office:value-type="float" office:value="23.2" calcext:value-type="float">
            <text:p>23.2</text:p>
          </table:table-cell>
          <table:table-cell table:formula="of:=1+[.J15]-[.L15]" office:value-type="float" office:value="11.8" calcext:value-type="float">
            <text:p>11.8</text:p>
          </table:table-cell>
          <table:table-cell table:formula="of:=100*[.M15]/([.M15]+[.N15])" office:value-type="float" office:value="66.2857142857143" calcext:value-type="float">
            <text:p>66.29</text:p>
          </table:table-cell>
          <table:table-cell table:formula="of:= 100*1.65*SQRT(([.M15]*[.N15])/(([.M15]+[.N15])*([.M15]+[.N15]) *([.M15]+[.N15]+1)))" office:value-type="float" office:value="13.0001883816806" calcext:value-type="float">
            <text:p>13.00</text:p>
          </table:table-cell>
          <table:table-cell table:style-name="ce4" table:formula="of:=([.O15]-[.P15])" office:value-type="float" office:value="53.2855259040337" calcext:value-type="float">
            <text:p>53.2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dsun</text:p>
          </table:table-cell>
          <table:table-cell office:value-type="string" calcext:value-type="string">
            <text:p>LastGarris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 table:formula="of:=SUM([.C16:.H16])" office:value-type="float" office:value="38" calcext:value-type="float">
            <text:p>38</text:p>
          </table:table-cell>
          <table:table-cell table:style-name="ce2" table:formula="of:=SUM([.F16:.H16]) - SUM([.C16:.E16])" office:value-type="float" office:value="18" calcext:value-type="float">
            <text:p>18</text:p>
          </table:table-cell>
          <table:table-cell table:formula="of:=[.D16]/5 +[.E16]*2/5 +[.F16]*3/5 +[.G16]*4/5+[.H16]*5/5" office:value-type="float" office:value="24.4" calcext:value-type="float">
            <text:p>24.4</text:p>
          </table:table-cell>
          <table:table-cell table:formula="of:=1+[.L16]" office:value-type="float" office:value="25.4" calcext:value-type="float">
            <text:p>25.4</text:p>
          </table:table-cell>
          <table:table-cell table:formula="of:=1+[.J16]-[.L16]" office:value-type="float" office:value="14.6" calcext:value-type="float">
            <text:p>14.6</text:p>
          </table:table-cell>
          <table:table-cell table:formula="of:=100*[.M16]/([.M16]+[.N16])" office:value-type="float" office:value="63.5" calcext:value-type="float">
            <text:p>63.50</text:p>
          </table:table-cell>
          <table:table-cell table:formula="of:= 100*1.65*SQRT(([.M16]*[.N16])/(([.M16]+[.N16])*([.M16]+[.N16]) *([.M16]+[.N16]+1)))" office:value-type="float" office:value="12.4058152915792" calcext:value-type="float">
            <text:p>12.41</text:p>
          </table:table-cell>
          <table:table-cell table:style-name="ce4" table:formula="of:=([.O16]-[.P16])" office:value-type="float" office:value="51.0941847084208" calcext:value-type="float">
            <text:p>51.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d'Gado</text:p>
          </table:table-cell>
          <table:table-cell office:value-type="string" calcext:value-type="string">
            <text:p>ARK – weird rush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table:formula="of:=SUM([.C17:.H17])" office:value-type="float" office:value="30" calcext:value-type="float">
            <text:p>30</text:p>
          </table:table-cell>
          <table:table-cell table:style-name="ce2" table:formula="of:=SUM([.F17:.H17]) - SUM([.C17:.E17])" office:value-type="float" office:value="14" calcext:value-type="float">
            <text:p>14</text:p>
          </table:table-cell>
          <table:table-cell table:formula="of:=[.D17]/5 +[.E17]*2/5 +[.F17]*3/5 +[.G17]*4/5+[.H17]*5/5" office:value-type="float" office:value="19.2" calcext:value-type="float">
            <text:p>19.2</text:p>
          </table:table-cell>
          <table:table-cell table:formula="of:=1+[.L17]" office:value-type="float" office:value="20.2" calcext:value-type="float">
            <text:p>20.2</text:p>
          </table:table-cell>
          <table:table-cell table:formula="of:=1+[.J17]-[.L17]" office:value-type="float" office:value="11.8" calcext:value-type="float">
            <text:p>11.8</text:p>
          </table:table-cell>
          <table:table-cell table:formula="of:=100*[.M17]/([.M17]+[.N17])" office:value-type="float" office:value="63.125" calcext:value-type="float">
            <text:p>63.13</text:p>
          </table:table-cell>
          <table:table-cell table:formula="of:= 100*1.65*SQRT(([.M17]*[.N17])/(([.M17]+[.N17])*([.M17]+[.N17]) *([.M17]+[.N17]+1)))" office:value-type="float" office:value="13.8577807002961" calcext:value-type="float">
            <text:p>13.86</text:p>
          </table:table-cell>
          <table:table-cell table:style-name="ce4" table:formula="of:=([.O17]-[.P17])" office:value-type="float" office:value="49.2672192997039" calcext:value-type="float">
            <text:p>49.2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anneboy</text:p>
          </table:table-cell>
          <table:table-cell office:value-type="string" calcext:value-type="string">
            <text:p>ProxyMachine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table:formula="of:=SUM([.C18:.H18])" office:value-type="float" office:value="52" calcext:value-type="float">
            <text:p>52</text:p>
          </table:table-cell>
          <table:table-cell table:style-name="ce2" table:formula="of:=SUM([.F18:.H18]) - SUM([.C18:.E18])" office:value-type="float" office:value="14" calcext:value-type="float">
            <text:p>14</text:p>
          </table:table-cell>
          <table:table-cell table:formula="of:=[.D18]/5 +[.E18]*2/5 +[.F18]*3/5 +[.G18]*4/5+[.H18]*5/5" office:value-type="float" office:value="30.2" calcext:value-type="float">
            <text:p>30.2</text:p>
          </table:table-cell>
          <table:table-cell table:formula="of:=1+[.L18]" office:value-type="float" office:value="31.2" calcext:value-type="float">
            <text:p>31.2</text:p>
          </table:table-cell>
          <table:table-cell table:formula="of:=1+[.J18]-[.L18]" office:value-type="float" office:value="22.8" calcext:value-type="float">
            <text:p>22.8</text:p>
          </table:table-cell>
          <table:table-cell table:formula="of:=100*[.M18]/([.M18]+[.N18])" office:value-type="float" office:value="57.7777777777778" calcext:value-type="float">
            <text:p>57.78</text:p>
          </table:table-cell>
          <table:table-cell table:formula="of:= 100*1.65*SQRT(([.M18]*[.N18])/(([.M18]+[.N18])*([.M18]+[.N18]) *([.M18]+[.N18]+1)))" office:value-type="float" office:value="10.9888832715411" calcext:value-type="float">
            <text:p>10.99</text:p>
          </table:table-cell>
          <table:table-cell table:style-name="ce4" table:formula="of:=([.O18]-[.P18])" office:value-type="float" office:value="46.7888945062367" calcext:value-type="float">
            <text:p>46.7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akaze</text:p>
          </table:table-cell>
          <table:table-cell office:value-type="string" calcext:value-type="string">
            <text:p>Cry just a littl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table:formula="of:=SUM([.C19:.H19])" office:value-type="float" office:value="31" calcext:value-type="float">
            <text:p>31</text:p>
          </table:table-cell>
          <table:table-cell table:style-name="ce2" table:formula="of:=SUM([.F19:.H19]) - SUM([.C19:.E19])" office:value-type="float" office:value="13" calcext:value-type="float">
            <text:p>13</text:p>
          </table:table-cell>
          <table:table-cell table:formula="of:=[.D19]/5 +[.E19]*2/5 +[.F19]*3/5 +[.G19]*4/5+[.H19]*5/5" office:value-type="float" office:value="17.4" calcext:value-type="float">
            <text:p>17.4</text:p>
          </table:table-cell>
          <table:table-cell table:formula="of:=1+[.L19]" office:value-type="float" office:value="18.4" calcext:value-type="float">
            <text:p>18.4</text:p>
          </table:table-cell>
          <table:table-cell table:formula="of:=1+[.J19]-[.L19]" office:value-type="float" office:value="14.6" calcext:value-type="float">
            <text:p>14.6</text:p>
          </table:table-cell>
          <table:table-cell table:formula="of:=100*[.M19]/([.M19]+[.N19])" office:value-type="float" office:value="55.7575757575758" calcext:value-type="float">
            <text:p>55.76</text:p>
          </table:table-cell>
          <table:table-cell table:formula="of:= 100*1.65*SQRT(([.M19]*[.N19])/(([.M19]+[.N19])*([.M19]+[.N19]) *([.M19]+[.N19]+1)))" office:value-type="float" office:value="14.0545157072276" calcext:value-type="float">
            <text:p>14.05</text:p>
          </table:table-cell>
          <table:table-cell table:style-name="ce4" table:formula="of:=([.O19]-[.P19])" office:value-type="float" office:value="41.7030600503482" calcext:value-type="float">
            <text:p>41.7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yChampy</text:p>
          </table:table-cell>
          <table:table-cell office:value-type="string" calcext:value-type="string">
            <text:p>HydroDam (ARK)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formula="of:=SUM([.C20:.H20])" office:value-type="float" office:value="44" calcext:value-type="float">
            <text:p>44</text:p>
          </table:table-cell>
          <table:table-cell table:style-name="ce2" table:formula="of:=SUM([.F20:.H20]) - SUM([.C20:.E20])" office:value-type="float" office:value="-18" calcext:value-type="float">
            <text:p>-18</text:p>
          </table:table-cell>
          <table:table-cell table:formula="of:=[.D20]/5 +[.E20]*2/5 +[.F20]*3/5 +[.G20]*4/5+[.H20]*5/5" office:value-type="float" office:value="16.6" calcext:value-type="float">
            <text:p>16.6</text:p>
          </table:table-cell>
          <table:table-cell table:formula="of:=1+[.L20]" office:value-type="float" office:value="17.6" calcext:value-type="float">
            <text:p>17.6</text:p>
          </table:table-cell>
          <table:table-cell table:formula="of:=1+[.J20]-[.L20]" office:value-type="float" office:value="28.4" calcext:value-type="float">
            <text:p>28.4</text:p>
          </table:table-cell>
          <table:table-cell table:formula="of:=100*[.M20]/([.M20]+[.N20])" office:value-type="float" office:value="38.2608695652174" calcext:value-type="float">
            <text:p>38.26</text:p>
          </table:table-cell>
          <table:table-cell table:formula="of:= 100*1.65*SQRT(([.M20]*[.N20])/(([.M20]+[.N20])*([.M20]+[.N20]) *([.M20]+[.N20]+1)))" office:value-type="float" office:value="11.6974901320383" calcext:value-type="float">
            <text:p>11.70</text:p>
          </table:table-cell>
          <table:table-cell table:style-name="ce4" table:formula="of:=([.O20]-[.P20])" office:value-type="float" office:value="26.5633794331791" calcext:value-type="float">
            <text:p>26.56</text:p>
          </table:table-cell>
          <table:table-cell table:number-columns-repeated="1007"/>
        </table:table-row>
        <table:table-row table:style-name="ro2" table:number-rows-repeated="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 Down Vo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007" table:default-cell-style-name="Default"/>
        <table:table-row table:style-name="ro3">
          <table:table-cell table:style-name="ce1" office:value-type="string" calcext:value-type="string">
            <text:p>Author Name</text:p>
          </table:table-cell>
          <table:table-cell table:style-name="ce1" office:value-type="string" calcext:value-type="string">
            <text:p>Track Name</text:p>
          </table:table-cell>
          <table:table-cell table:style-name="ce1" office:value-type="string" calcext:value-type="string">
            <text:p>/---</text:p>
          </table:table-cell>
          <table:table-cell table:style-name="ce1" office:value-type="string" calcext:value-type="string">
            <text:p>/--</text:p>
          </table:table-cell>
          <table:table-cell table:style-name="ce1" office:value-type="string" calcext:value-type="string">
            <text:p>/ - </text:p>
          </table:table-cell>
          <table:table-cell table:style-name="ce1" office:value-type="string" calcext:value-type="string">
            <text:p><text:s/>/ +</text:p>
          </table:table-cell>
          <table:table-cell table:style-name="ce1" office:value-type="string" calcext:value-type="string">
            <text:p>/ ++</text:p>
          </table:table-cell>
          <table:table-cell table:style-name="ce1" office:value-type="string" calcext:value-type="string">
            <text:p>/+++</text:p>
          </table:table-cell>
          <table:table-cell table:style-name="ce1" office:value-type="string" calcext:value-type="string">
            <text:p>Local</text:p>
            <text:p>Karma</text:p>
          </table:table-cell>
          <table:table-cell table:style-name="ce1" office:value-type="string" calcext:value-type="string">
            <text:p># of Votes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ctional</text:p>
            <text:p>Total (S)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ase</text:p>
            <text:p>Value</text:p>
          </table:table-cell>
          <table:table-cell table:style-name="ce1" office:value-type="string" calcext:value-type="string">
            <text:p>Uncertainty</text:p>
            <text:p>Penalty</text:p>
          </table:table-cell>
          <table:table-cell table:style-name="ce1" office:value-type="string" calcext:value-type="string">
            <text:p>Track Value (out of 100)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Zengo</text:p>
          </table:table-cell>
          <table:table-cell office:value-type="string" calcext:value-type="string">
            <text:p>Watch how I so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table:formula="of:=SUM([.C2:.H2])" office:value-type="float" office:value="43" calcext:value-type="float">
            <text:p>43</text:p>
          </table:table-cell>
          <table:table-cell table:style-name="ce2" table:formula="of:=SUM([.F2:.H2]) - SUM([.C2:.E2])" office:value-type="float" office:value="41" calcext:value-type="float">
            <text:p>41</text:p>
          </table:table-cell>
          <table:table-cell table:formula="of:=[.D2]/5 +[.E2]*2/5 +[.F2]*3/5 +[.G2]*4/5+[.H2]*5/5" office:value-type="float" office:value="33.8" calcext:value-type="float">
            <text:p>33.8</text:p>
          </table:table-cell>
          <table:table-cell table:formula="of:=1+[.L2]" office:value-type="float" office:value="34.8" calcext:value-type="float">
            <text:p>34.8</text:p>
          </table:table-cell>
          <table:table-cell table:formula="of:=1+[.J2]-[.L2]" office:value-type="float" office:value="10.2" calcext:value-type="float">
            <text:p>10.2</text:p>
          </table:table-cell>
          <table:table-cell table:formula="of:=100*[.M2]/([.M2]+[.N2])" office:value-type="float" office:value="77.3333333333333" calcext:value-type="float">
            <text:p>77.33</text:p>
          </table:table-cell>
          <table:table-cell table:formula="of:= 100*1.65*SQRT(([.M2]*[.N2])/(([.M2]+[.N2])*([.M2]+[.N2]) *([.M2]+[.N2]+1)))" office:value-type="float" office:value="10.1854969356476" calcext:value-type="float">
            <text:p>10.19</text:p>
          </table:table-cell>
          <table:table-cell table:style-name="ce4" table:formula="of:=([.O2]-[.P2])" office:value-type="float" office:value="67.1478363976857" calcext:value-type="float">
            <text:p>67.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oivrot</text:p>
          </table:table-cell>
          <table:table-cell office:value-type="string" calcext:value-type="string">
            <text:p>Texas Rank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table:formula="of:=SUM([.C3:.H3])" office:value-type="float" office:value="51" calcext:value-type="float">
            <text:p>51</text:p>
          </table:table-cell>
          <table:table-cell table:style-name="ce2" table:formula="of:=SUM([.F3:.H3]) - SUM([.C3:.E3])" office:value-type="float" office:value="45" calcext:value-type="float">
            <text:p>45</text:p>
          </table:table-cell>
          <table:table-cell table:formula="of:=[.D3]/5 +[.E3]*2/5 +[.F3]*3/5 +[.G3]*4/5+[.H3]*5/5" office:value-type="float" office:value="39" calcext:value-type="float">
            <text:p>39</text:p>
          </table:table-cell>
          <table:table-cell table:formula="of:=1+[.L3]" office:value-type="float" office:value="40" calcext:value-type="float">
            <text:p>40</text:p>
          </table:table-cell>
          <table:table-cell table:formula="of:=1+[.J3]-[.L3]" office:value-type="float" office:value="13" calcext:value-type="float">
            <text:p>13</text:p>
          </table:table-cell>
          <table:table-cell table:formula="of:=100*[.M3]/([.M3]+[.N3])" office:value-type="float" office:value="75.4716981132076" calcext:value-type="float">
            <text:p>75.47</text:p>
          </table:table-cell>
          <table:table-cell table:formula="of:= 100*1.65*SQRT(([.M3]*[.N3])/(([.M3]+[.N3])*([.M3]+[.N3]) *([.M3]+[.N3]+1)))" office:value-type="float" office:value="9.66079499883386" calcext:value-type="float">
            <text:p>9.66</text:p>
          </table:table-cell>
          <table:table-cell table:style-name="ce4" table:formula="of:=([.O3]-[.P3])" office:value-type="float" office:value="65.8109031143737" calcext:value-type="float">
            <text:p>65.8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achoVolker</text:p>
          </table:table-cell>
          <table:table-cell office:value-type="string" calcext:value-type="string">
            <text:p>Quick Gaz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table:formula="of:=SUM([.C4:.H4])" office:value-type="float" office:value="45" calcext:value-type="float">
            <text:p>45</text:p>
          </table:table-cell>
          <table:table-cell table:style-name="ce2" table:formula="of:=SUM([.F4:.H4]) - SUM([.C4:.E4])" office:value-type="float" office:value="39" calcext:value-type="float">
            <text:p>39</text:p>
          </table:table-cell>
          <table:table-cell table:formula="of:=[.D4]/5 +[.E4]*2/5 +[.F4]*3/5 +[.G4]*4/5+[.H4]*5/5" office:value-type="float" office:value="34.2" calcext:value-type="float">
            <text:p>34.2</text:p>
          </table:table-cell>
          <table:table-cell table:formula="of:=1+[.L4]" office:value-type="float" office:value="35.2" calcext:value-type="float">
            <text:p>35.2</text:p>
          </table:table-cell>
          <table:table-cell table:formula="of:=1+[.J4]-[.L4]" office:value-type="float" office:value="11.8" calcext:value-type="float">
            <text:p>11.8</text:p>
          </table:table-cell>
          <table:table-cell table:formula="of:=100*[.M4]/([.M4]+[.N4])" office:value-type="float" office:value="74.8936170212766" calcext:value-type="float">
            <text:p>74.89</text:p>
          </table:table-cell>
          <table:table-cell table:formula="of:= 100*1.65*SQRT(([.M4]*[.N4])/(([.M4]+[.N4])*([.M4]+[.N4]) *([.M4]+[.N4]+1)))" office:value-type="float" office:value="10.3270862213622" calcext:value-type="float">
            <text:p>10.33</text:p>
          </table:table-cell>
          <table:table-cell table:style-name="ce4" table:formula="of:=([.O4]-[.P4])" office:value-type="float" office:value="64.5665307999144" calcext:value-type="float">
            <text:p>64.5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'habba.hu</text:p>
          </table:table-cell>
          <table:table-cell office:value-type="string" calcext:value-type="string">
            <text:p>Loca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table:formula="of:=SUM([.C5:.H5])" office:value-type="float" office:value="44" calcext:value-type="float">
            <text:p>44</text:p>
          </table:table-cell>
          <table:table-cell table:style-name="ce2" table:formula="of:=SUM([.F5:.H5]) - SUM([.C5:.E5])" office:value-type="float" office:value="38" calcext:value-type="float">
            <text:p>38</text:p>
          </table:table-cell>
          <table:table-cell table:formula="of:=[.D5]/5 +[.E5]*2/5 +[.F5]*3/5 +[.G5]*4/5+[.H5]*5/5" office:value-type="float" office:value="33.4" calcext:value-type="float">
            <text:p>33.4</text:p>
          </table:table-cell>
          <table:table-cell table:formula="of:=1+[.L5]" office:value-type="float" office:value="34.4" calcext:value-type="float">
            <text:p>34.4</text:p>
          </table:table-cell>
          <table:table-cell table:formula="of:=1+[.J5]-[.L5]" office:value-type="float" office:value="11.6" calcext:value-type="float">
            <text:p>11.6</text:p>
          </table:table-cell>
          <table:table-cell table:formula="of:=100*[.M5]/([.M5]+[.N5])" office:value-type="float" office:value="74.7826086956522" calcext:value-type="float">
            <text:p>74.78</text:p>
          </table:table-cell>
          <table:table-cell table:formula="of:= 100*1.65*SQRT(([.M5]*[.N5])/(([.M5]+[.N5])*([.M5]+[.N5]) *([.M5]+[.N5]+1)))" office:value-type="float" office:value="10.4516630344562" calcext:value-type="float">
            <text:p>10.45</text:p>
          </table:table-cell>
          <table:table-cell table:style-name="ce4" table:formula="of:=([.O5]-[.P5])" office:value-type="float" office:value="64.330945661196" calcext:value-type="float">
            <text:p>64.3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lex BF</text:p>
          </table:table-cell>
          <table:table-cell office:value-type="string" calcext:value-type="string">
            <text:p>broken bon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table:formula="of:=SUM([.C6:.H6])" office:value-type="float" office:value="31" calcext:value-type="float">
            <text:p>31</text:p>
          </table:table-cell>
          <table:table-cell table:style-name="ce2" table:formula="of:=SUM([.F6:.H6]) - SUM([.C6:.E6])" office:value-type="float" office:value="27" calcext:value-type="float">
            <text:p>27</text:p>
          </table:table-cell>
          <table:table-cell table:formula="of:=[.D6]/5 +[.E6]*2/5 +[.F6]*3/5 +[.G6]*4/5+[.H6]*5/5" office:value-type="float" office:value="23.6" calcext:value-type="float">
            <text:p>23.6</text:p>
          </table:table-cell>
          <table:table-cell table:formula="of:=1+[.L6]" office:value-type="float" office:value="24.6" calcext:value-type="float">
            <text:p>24.6</text:p>
          </table:table-cell>
          <table:table-cell table:formula="of:=1+[.J6]-[.L6]" office:value-type="float" office:value="8.4" calcext:value-type="float">
            <text:p>8.4</text:p>
          </table:table-cell>
          <table:table-cell table:formula="of:=100*[.M6]/([.M6]+[.N6])" office:value-type="float" office:value="74.5454545454546" calcext:value-type="float">
            <text:p>74.55</text:p>
          </table:table-cell>
          <table:table-cell table:formula="of:= 100*1.65*SQRT(([.M6]*[.N6])/(([.M6]+[.N6])*([.M6]+[.N6]) *([.M6]+[.N6]+1)))" office:value-type="float" office:value="12.3264421659532" calcext:value-type="float">
            <text:p>12.33</text:p>
          </table:table-cell>
          <table:table-cell table:style-name="ce4" table:formula="of:=([.O6]-[.P6])" office:value-type="float" office:value="62.2190123795014" calcext:value-type="float">
            <text:p>62.2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eksbude</text:p>
          </table:table-cell>
          <table:table-cell office:value-type="string" calcext:value-type="string">
            <text:p>Timeles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formula="of:=SUM([.C7:.H7])" office:value-type="float" office:value="50" calcext:value-type="float">
            <text:p>50</text:p>
          </table:table-cell>
          <table:table-cell table:style-name="ce2" table:formula="of:=SUM([.F7:.H7]) - SUM([.C7:.E7])" office:value-type="float" office:value="38" calcext:value-type="float">
            <text:p>38</text:p>
          </table:table-cell>
          <table:table-cell table:formula="of:=[.D7]/5 +[.E7]*2/5 +[.F7]*3/5 +[.G7]*4/5+[.H7]*5/5" office:value-type="float" office:value="36.4" calcext:value-type="float">
            <text:p>36.4</text:p>
          </table:table-cell>
          <table:table-cell table:formula="of:=1+[.L7]" office:value-type="float" office:value="37.4" calcext:value-type="float">
            <text:p>37.4</text:p>
          </table:table-cell>
          <table:table-cell table:formula="of:=1+[.J7]-[.L7]" office:value-type="float" office:value="14.6" calcext:value-type="float">
            <text:p>14.6</text:p>
          </table:table-cell>
          <table:table-cell table:formula="of:=100*[.M7]/([.M7]+[.N7])" office:value-type="float" office:value="71.9230769230769" calcext:value-type="float">
            <text:p>71.92</text:p>
          </table:table-cell>
          <table:table-cell table:formula="of:= 100*1.65*SQRT(([.M7]*[.N7])/(([.M7]+[.N7])*([.M7]+[.N7]) *([.M7]+[.N7]+1)))" office:value-type="float" office:value="10.1848560404394" calcext:value-type="float">
            <text:p>10.18</text:p>
          </table:table-cell>
          <table:table-cell table:style-name="ce4" table:formula="of:=([.O7]-[.P7])" office:value-type="float" office:value="61.7382208826376" calcext:value-type="float">
            <text:p>61.7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ac11</text:p>
          </table:table-cell>
          <table:table-cell office:value-type="string" calcext:value-type="string">
            <text:p>Architec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table:formula="of:=SUM([.C8:.H8])" office:value-type="float" office:value="45" calcext:value-type="float">
            <text:p>45</text:p>
          </table:table-cell>
          <table:table-cell table:style-name="ce2" table:formula="of:=SUM([.F8:.H8]) - SUM([.C8:.E8])" office:value-type="float" office:value="35" calcext:value-type="float">
            <text:p>35</text:p>
          </table:table-cell>
          <table:table-cell table:formula="of:=[.D8]/5 +[.E8]*2/5 +[.F8]*3/5 +[.G8]*4/5+[.H8]*5/5" office:value-type="float" office:value="33" calcext:value-type="float">
            <text:p>33</text:p>
          </table:table-cell>
          <table:table-cell table:formula="of:=1+[.L8]" office:value-type="float" office:value="34" calcext:value-type="float">
            <text:p>34</text:p>
          </table:table-cell>
          <table:table-cell table:formula="of:=1+[.J8]-[.L8]" office:value-type="float" office:value="13" calcext:value-type="float">
            <text:p>13</text:p>
          </table:table-cell>
          <table:table-cell table:formula="of:=100*[.M8]/([.M8]+[.N8])" office:value-type="float" office:value="72.3404255319149" calcext:value-type="float">
            <text:p>72.34</text:p>
          </table:table-cell>
          <table:table-cell table:formula="of:= 100*1.65*SQRT(([.M8]*[.N8])/(([.M8]+[.N8])*([.M8]+[.N8]) *([.M8]+[.N8]+1)))" office:value-type="float" office:value="10.6531146817215" calcext:value-type="float">
            <text:p>10.65</text:p>
          </table:table-cell>
          <table:table-cell table:style-name="ce4" table:formula="of:=([.O8]-[.P8])" office:value-type="float" office:value="61.6873108501934" calcext:value-type="float">
            <text:p>61.6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!K</text:p>
          </table:table-cell>
          <table:table-cell office:value-type="string" calcext:value-type="string">
            <text:p>T!K ruined Fullspee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table:formula="of:=SUM([.C9:.H9])" office:value-type="float" office:value="50" calcext:value-type="float">
            <text:p>50</text:p>
          </table:table-cell>
          <table:table-cell table:style-name="ce2" table:formula="of:=SUM([.F9:.H9]) - SUM([.C9:.E9])" office:value-type="float" office:value="36" calcext:value-type="float">
            <text:p>36</text:p>
          </table:table-cell>
          <table:table-cell table:formula="of:=[.D9]/5 +[.E9]*2/5 +[.F9]*3/5 +[.G9]*4/5+[.H9]*5/5" office:value-type="float" office:value="35.8" calcext:value-type="float">
            <text:p>35.8</text:p>
          </table:table-cell>
          <table:table-cell table:formula="of:=1+[.L9]" office:value-type="float" office:value="36.8" calcext:value-type="float">
            <text:p>36.8</text:p>
          </table:table-cell>
          <table:table-cell table:formula="of:=1+[.J9]-[.L9]" office:value-type="float" office:value="15.2" calcext:value-type="float">
            <text:p>15.2</text:p>
          </table:table-cell>
          <table:table-cell table:formula="of:=100*[.M9]/([.M9]+[.N9])" office:value-type="float" office:value="70.7692307692308" calcext:value-type="float">
            <text:p>70.77</text:p>
          </table:table-cell>
          <table:table-cell table:formula="of:= 100*1.65*SQRT(([.M9]*[.N9])/(([.M9]+[.N9])*([.M9]+[.N9]) *([.M9]+[.N9]+1)))" office:value-type="float" office:value="10.3083313278082" calcext:value-type="float">
            <text:p>10.31</text:p>
          </table:table-cell>
          <table:table-cell table:style-name="ce4" table:formula="of:=([.O9]-[.P9])" office:value-type="float" office:value="60.4608994414226" calcext:value-type="float">
            <text:p>60.4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irExpress</text:p>
          </table:table-cell>
          <table:table-cell office:value-type="string" calcext:value-type="string">
            <text:p>appaloos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table:formula="of:=SUM([.C10:.H10])" office:value-type="float" office:value="38" calcext:value-type="float">
            <text:p>38</text:p>
          </table:table-cell>
          <table:table-cell table:style-name="ce2" table:formula="of:=SUM([.F10:.H10]) - SUM([.C10:.E10])" office:value-type="float" office:value="28" calcext:value-type="float">
            <text:p>28</text:p>
          </table:table-cell>
          <table:table-cell table:formula="of:=[.D10]/5 +[.E10]*2/5 +[.F10]*3/5 +[.G10]*4/5+[.H10]*5/5" office:value-type="float" office:value="27.4" calcext:value-type="float">
            <text:p>27.4</text:p>
          </table:table-cell>
          <table:table-cell table:formula="of:=1+[.L10]" office:value-type="float" office:value="28.4" calcext:value-type="float">
            <text:p>28.4</text:p>
          </table:table-cell>
          <table:table-cell table:formula="of:=1+[.J10]-[.L10]" office:value-type="float" office:value="11.6" calcext:value-type="float">
            <text:p>11.6</text:p>
          </table:table-cell>
          <table:table-cell table:formula="of:=100*[.M10]/([.M10]+[.N10])" office:value-type="float" office:value="71" calcext:value-type="float">
            <text:p>71.00</text:p>
          </table:table-cell>
          <table:table-cell table:formula="of:= 100*1.65*SQRT(([.M10]*[.N10])/(([.M10]+[.N10])*([.M10]+[.N10]) *([.M10]+[.N10]+1)))" office:value-type="float" office:value="11.692844904095" calcext:value-type="float">
            <text:p>11.69</text:p>
          </table:table-cell>
          <table:table-cell table:style-name="ce4" table:formula="of:=([.O10]-[.P10])" office:value-type="float" office:value="59.307155095905" calcext:value-type="float">
            <text:p>59.3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drift.a.holic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 table:formula="of:=SUM([.C11:.H11])" office:value-type="float" office:value="47" calcext:value-type="float">
            <text:p>47</text:p>
          </table:table-cell>
          <table:table-cell table:style-name="ce2" table:formula="of:=SUM([.F11:.H11]) - SUM([.C11:.E11])" office:value-type="float" office:value="31" calcext:value-type="float">
            <text:p>31</text:p>
          </table:table-cell>
          <table:table-cell table:formula="of:=[.D11]/5 +[.E11]*2/5 +[.F11]*3/5 +[.G11]*4/5+[.H11]*5/5" office:value-type="float" office:value="32.8" calcext:value-type="float">
            <text:p>32.8</text:p>
          </table:table-cell>
          <table:table-cell table:formula="of:=1+[.L11]" office:value-type="float" office:value="33.8" calcext:value-type="float">
            <text:p>33.8</text:p>
          </table:table-cell>
          <table:table-cell table:formula="of:=1+[.J11]-[.L11]" office:value-type="float" office:value="15.2" calcext:value-type="float">
            <text:p>15.2</text:p>
          </table:table-cell>
          <table:table-cell table:formula="of:=100*[.M11]/([.M11]+[.N11])" office:value-type="float" office:value="68.9795918367347" calcext:value-type="float">
            <text:p>68.98</text:p>
          </table:table-cell>
          <table:table-cell table:formula="of:= 100*1.65*SQRT(([.M11]*[.N11])/(([.M11]+[.N11])*([.M11]+[.N11]) *([.M11]+[.N11]+1)))" office:value-type="float" office:value="10.7940147235661" calcext:value-type="float">
            <text:p>10.79</text:p>
          </table:table-cell>
          <table:table-cell table:style-name="ce4" table:formula="of:=([.O11]-[.P11])" office:value-type="float" office:value="58.1855771131686" calcext:value-type="float">
            <text:p>58.1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linnemans</text:p>
          </table:table-cell>
          <table:table-cell office:value-type="string" calcext:value-type="string">
            <text:p>DriftKicker (FullSpeed)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table:formula="of:=SUM([.C12:.H12])" office:value-type="float" office:value="58" calcext:value-type="float">
            <text:p>58</text:p>
          </table:table-cell>
          <table:table-cell table:style-name="ce2" table:formula="of:=SUM([.F12:.H12]) - SUM([.C12:.E12])" office:value-type="float" office:value="30" calcext:value-type="float">
            <text:p>30</text:p>
          </table:table-cell>
          <table:table-cell table:formula="of:=[.D12]/5 +[.E12]*2/5 +[.F12]*3/5 +[.G12]*4/5+[.H12]*5/5" office:value-type="float" office:value="38" calcext:value-type="float">
            <text:p>38</text:p>
          </table:table-cell>
          <table:table-cell table:formula="of:=1+[.L12]" office:value-type="float" office:value="39" calcext:value-type="float">
            <text:p>39</text:p>
          </table:table-cell>
          <table:table-cell table:formula="of:=1+[.J12]-[.L12]" office:value-type="float" office:value="21" calcext:value-type="float">
            <text:p>21</text:p>
          </table:table-cell>
          <table:table-cell table:formula="of:=100*[.M12]/([.M12]+[.N12])" office:value-type="float" office:value="65" calcext:value-type="float">
            <text:p>65.00</text:p>
          </table:table-cell>
          <table:table-cell table:formula="of:= 100*1.65*SQRT(([.M12]*[.N12])/(([.M12]+[.N12])*([.M12]+[.N12]) *([.M12]+[.N12]+1)))" office:value-type="float" office:value="10.0765004170961" calcext:value-type="float">
            <text:p>10.08</text:p>
          </table:table-cell>
          <table:table-cell table:style-name="ce4" table:formula="of:=([.O12]-[.P12])" office:value-type="float" office:value="54.9234995829039" calcext:value-type="float">
            <text:p>54.9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iborz</text:p>
          </table:table-cell>
          <table:table-cell office:value-type="string" calcext:value-type="string">
            <text:p>&gt;&gt;Attract&lt;&lt;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table:formula="of:=SUM([.C13:.H13])" office:value-type="float" office:value="39" calcext:value-type="float">
            <text:p>39</text:p>
          </table:table-cell>
          <table:table-cell table:style-name="ce2" table:formula="of:=SUM([.F13:.H13]) - SUM([.C13:.E13])" office:value-type="float" office:value="23" calcext:value-type="float">
            <text:p>23</text:p>
          </table:table-cell>
          <table:table-cell table:formula="of:=[.D13]/5 +[.E13]*2/5 +[.F13]*3/5 +[.G13]*4/5+[.H13]*5/5" office:value-type="float" office:value="26.4" calcext:value-type="float">
            <text:p>26.4</text:p>
          </table:table-cell>
          <table:table-cell table:formula="of:=1+[.L13]" office:value-type="float" office:value="27.4" calcext:value-type="float">
            <text:p>27.4</text:p>
          </table:table-cell>
          <table:table-cell table:formula="of:=1+[.J13]-[.L13]" office:value-type="float" office:value="13.6" calcext:value-type="float">
            <text:p>13.6</text:p>
          </table:table-cell>
          <table:table-cell table:formula="of:=100*[.M13]/([.M13]+[.N13])" office:value-type="float" office:value="66.8292682926829" calcext:value-type="float">
            <text:p>66.83</text:p>
          </table:table-cell>
          <table:table-cell table:formula="of:= 100*1.65*SQRT(([.M13]*[.N13])/(([.M13]+[.N13])*([.M13]+[.N13]) *([.M13]+[.N13]+1)))" office:value-type="float" office:value="11.98726697621" calcext:value-type="float">
            <text:p>11.99</text:p>
          </table:table-cell>
          <table:table-cell table:style-name="ce4" table:formula="of:=([.O13]-[.P13])" office:value-type="float" office:value="54.8420013164729" calcext:value-type="float">
            <text:p>54.8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yo</text:p>
          </table:table-cell>
          <table:table-cell office:value-type="string" calcext:value-type="string">
            <text:p>between the road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table:formula="of:=SUM([.C14:.H14])" office:value-type="float" office:value="49" calcext:value-type="float">
            <text:p>49</text:p>
          </table:table-cell>
          <table:table-cell table:style-name="ce2" table:formula="of:=SUM([.F14:.H14]) - SUM([.C14:.E14])" office:value-type="float" office:value="25" calcext:value-type="float">
            <text:p>25</text:p>
          </table:table-cell>
          <table:table-cell table:formula="of:=[.D14]/5 +[.E14]*2/5 +[.F14]*3/5 +[.G14]*4/5+[.H14]*5/5" office:value-type="float" office:value="32" calcext:value-type="float">
            <text:p>32</text:p>
          </table:table-cell>
          <table:table-cell table:formula="of:=1+[.L14]" office:value-type="float" office:value="33" calcext:value-type="float">
            <text:p>33</text:p>
          </table:table-cell>
          <table:table-cell table:formula="of:=1+[.J14]-[.L14]" office:value-type="float" office:value="18" calcext:value-type="float">
            <text:p>18</text:p>
          </table:table-cell>
          <table:table-cell table:formula="of:=100*[.M14]/([.M14]+[.N14])" office:value-type="float" office:value="64.7058823529412" calcext:value-type="float">
            <text:p>64.71</text:p>
          </table:table-cell>
          <table:table-cell table:formula="of:= 100*1.65*SQRT(([.M14]*[.N14])/(([.M14]+[.N14])*([.M14]+[.N14]) *([.M14]+[.N14]+1)))" office:value-type="float" office:value="10.9346608828945" calcext:value-type="float">
            <text:p>10.93</text:p>
          </table:table-cell>
          <table:table-cell table:style-name="ce4" table:formula="of:=([.O14]-[.P14])" office:value-type="float" office:value="53.7712214700467" calcext:value-type="float">
            <text:p>53.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erabxtch</text:p>
          </table:table-cell>
          <table:table-cell office:value-type="string" calcext:value-type="string">
            <text:p>ARK – The Substitut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formula="of:=SUM([.C15:.H15])" office:value-type="float" office:value="33" calcext:value-type="float">
            <text:p>33</text:p>
          </table:table-cell>
          <table:table-cell table:style-name="ce2" table:formula="of:=SUM([.F15:.H15]) - SUM([.C15:.E15])" office:value-type="float" office:value="19" calcext:value-type="float">
            <text:p>19</text:p>
          </table:table-cell>
          <table:table-cell table:formula="of:=[.D15]/5 +[.E15]*2/5 +[.F15]*3/5 +[.G15]*4/5+[.H15]*5/5" office:value-type="float" office:value="22.2" calcext:value-type="float">
            <text:p>22.2</text:p>
          </table:table-cell>
          <table:table-cell table:formula="of:=1+[.L15]" office:value-type="float" office:value="23.2" calcext:value-type="float">
            <text:p>23.2</text:p>
          </table:table-cell>
          <table:table-cell table:formula="of:=1+[.J15]-[.L15]" office:value-type="float" office:value="11.8" calcext:value-type="float">
            <text:p>11.8</text:p>
          </table:table-cell>
          <table:table-cell table:formula="of:=100*[.M15]/([.M15]+[.N15])" office:value-type="float" office:value="66.2857142857143" calcext:value-type="float">
            <text:p>66.29</text:p>
          </table:table-cell>
          <table:table-cell table:formula="of:= 100*1.65*SQRT(([.M15]*[.N15])/(([.M15]+[.N15])*([.M15]+[.N15]) *([.M15]+[.N15]+1)))" office:value-type="float" office:value="13.0001883816806" calcext:value-type="float">
            <text:p>13.00</text:p>
          </table:table-cell>
          <table:table-cell table:style-name="ce4" table:formula="of:=([.O15]-[.P15])" office:value-type="float" office:value="53.2855259040337" calcext:value-type="float">
            <text:p>53.2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dsun</text:p>
          </table:table-cell>
          <table:table-cell office:value-type="string" calcext:value-type="string">
            <text:p>LastGarris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 table:formula="of:=SUM([.C16:.H16])" office:value-type="float" office:value="38" calcext:value-type="float">
            <text:p>38</text:p>
          </table:table-cell>
          <table:table-cell table:style-name="ce2" table:formula="of:=SUM([.F16:.H16]) - SUM([.C16:.E16])" office:value-type="float" office:value="18" calcext:value-type="float">
            <text:p>18</text:p>
          </table:table-cell>
          <table:table-cell table:formula="of:=[.D16]/5 +[.E16]*2/5 +[.F16]*3/5 +[.G16]*4/5+[.H16]*5/5" office:value-type="float" office:value="24.4" calcext:value-type="float">
            <text:p>24.4</text:p>
          </table:table-cell>
          <table:table-cell table:formula="of:=1+[.L16]" office:value-type="float" office:value="25.4" calcext:value-type="float">
            <text:p>25.4</text:p>
          </table:table-cell>
          <table:table-cell table:formula="of:=1+[.J16]-[.L16]" office:value-type="float" office:value="14.6" calcext:value-type="float">
            <text:p>14.6</text:p>
          </table:table-cell>
          <table:table-cell table:formula="of:=100*[.M16]/([.M16]+[.N16])" office:value-type="float" office:value="63.5" calcext:value-type="float">
            <text:p>63.50</text:p>
          </table:table-cell>
          <table:table-cell table:formula="of:= 100*1.65*SQRT(([.M16]*[.N16])/(([.M16]+[.N16])*([.M16]+[.N16]) *([.M16]+[.N16]+1)))" office:value-type="float" office:value="12.4058152915792" calcext:value-type="float">
            <text:p>12.41</text:p>
          </table:table-cell>
          <table:table-cell table:style-name="ce4" table:formula="of:=([.O16]-[.P16])" office:value-type="float" office:value="51.0941847084208" calcext:value-type="float">
            <text:p>51.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d'Gado</text:p>
          </table:table-cell>
          <table:table-cell office:value-type="string" calcext:value-type="string">
            <text:p>ARK – weird rush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table:formula="of:=SUM([.C17:.H17])" office:value-type="float" office:value="30" calcext:value-type="float">
            <text:p>30</text:p>
          </table:table-cell>
          <table:table-cell table:style-name="ce2" table:formula="of:=SUM([.F17:.H17]) - SUM([.C17:.E17])" office:value-type="float" office:value="14" calcext:value-type="float">
            <text:p>14</text:p>
          </table:table-cell>
          <table:table-cell table:formula="of:=[.D17]/5 +[.E17]*2/5 +[.F17]*3/5 +[.G17]*4/5+[.H17]*5/5" office:value-type="float" office:value="19.2" calcext:value-type="float">
            <text:p>19.2</text:p>
          </table:table-cell>
          <table:table-cell table:formula="of:=1+[.L17]" office:value-type="float" office:value="20.2" calcext:value-type="float">
            <text:p>20.2</text:p>
          </table:table-cell>
          <table:table-cell table:formula="of:=1+[.J17]-[.L17]" office:value-type="float" office:value="11.8" calcext:value-type="float">
            <text:p>11.8</text:p>
          </table:table-cell>
          <table:table-cell table:formula="of:=100*[.M17]/([.M17]+[.N17])" office:value-type="float" office:value="63.125" calcext:value-type="float">
            <text:p>63.13</text:p>
          </table:table-cell>
          <table:table-cell table:formula="of:= 100*1.65*SQRT(([.M17]*[.N17])/(([.M17]+[.N17])*([.M17]+[.N17]) *([.M17]+[.N17]+1)))" office:value-type="float" office:value="13.8577807002961" calcext:value-type="float">
            <text:p>13.86</text:p>
          </table:table-cell>
          <table:table-cell table:style-name="ce4" table:formula="of:=([.O17]-[.P17])" office:value-type="float" office:value="49.2672192997039" calcext:value-type="float">
            <text:p>49.2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akaze</text:p>
          </table:table-cell>
          <table:table-cell office:value-type="string" calcext:value-type="string">
            <text:p>Cry just a littl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table:formula="of:=SUM([.C18:.H18])" office:value-type="float" office:value="31" calcext:value-type="float">
            <text:p>31</text:p>
          </table:table-cell>
          <table:table-cell table:style-name="ce2" table:formula="of:=SUM([.F18:.H18]) - SUM([.C18:.E18])" office:value-type="float" office:value="13" calcext:value-type="float">
            <text:p>13</text:p>
          </table:table-cell>
          <table:table-cell table:formula="of:=[.D18]/5 +[.E18]*2/5 +[.F18]*3/5 +[.G18]*4/5+[.H18]*5/5" office:value-type="float" office:value="19.4" calcext:value-type="float">
            <text:p>19.4</text:p>
          </table:table-cell>
          <table:table-cell table:formula="of:=1+[.L18]" office:value-type="float" office:value="20.4" calcext:value-type="float">
            <text:p>20.4</text:p>
          </table:table-cell>
          <table:table-cell table:formula="of:=1+[.J18]-[.L18]" office:value-type="float" office:value="12.6" calcext:value-type="float">
            <text:p>12.6</text:p>
          </table:table-cell>
          <table:table-cell table:formula="of:=100*[.M18]/([.M18]+[.N18])" office:value-type="float" office:value="61.8181818181818" calcext:value-type="float">
            <text:p>61.82</text:p>
          </table:table-cell>
          <table:table-cell table:formula="of:= 100*1.65*SQRT(([.M18]*[.N18])/(([.M18]+[.N18])*([.M18]+[.N18]) *([.M18]+[.N18]+1)))" office:value-type="float" office:value="13.7477270848675" calcext:value-type="float">
            <text:p>13.75</text:p>
          </table:table-cell>
          <table:table-cell table:style-name="ce4" table:formula="of:=([.O18]-[.P18])" office:value-type="float" office:value="48.0704547333143" calcext:value-type="float">
            <text:p>48.0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anneboy</text:p>
          </table:table-cell>
          <table:table-cell office:value-type="string" calcext:value-type="string">
            <text:p>ProxyMachine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table:formula="of:=SUM([.C19:.H19])" office:value-type="float" office:value="52" calcext:value-type="float">
            <text:p>52</text:p>
          </table:table-cell>
          <table:table-cell table:style-name="ce2" table:formula="of:=SUM([.F19:.H19]) - SUM([.C19:.E19])" office:value-type="float" office:value="14" calcext:value-type="float">
            <text:p>14</text:p>
          </table:table-cell>
          <table:table-cell table:formula="of:=[.D19]/5 +[.E19]*2/5 +[.F19]*3/5 +[.G19]*4/5+[.H19]*5/5" office:value-type="float" office:value="30.2" calcext:value-type="float">
            <text:p>30.2</text:p>
          </table:table-cell>
          <table:table-cell table:formula="of:=1+[.L19]" office:value-type="float" office:value="31.2" calcext:value-type="float">
            <text:p>31.2</text:p>
          </table:table-cell>
          <table:table-cell table:formula="of:=1+[.J19]-[.L19]" office:value-type="float" office:value="22.8" calcext:value-type="float">
            <text:p>22.8</text:p>
          </table:table-cell>
          <table:table-cell table:formula="of:=100*[.M19]/([.M19]+[.N19])" office:value-type="float" office:value="57.7777777777778" calcext:value-type="float">
            <text:p>57.78</text:p>
          </table:table-cell>
          <table:table-cell table:formula="of:= 100*1.65*SQRT(([.M19]*[.N19])/(([.M19]+[.N19])*([.M19]+[.N19]) *([.M19]+[.N19]+1)))" office:value-type="float" office:value="10.9888832715411" calcext:value-type="float">
            <text:p>10.99</text:p>
          </table:table-cell>
          <table:table-cell table:style-name="ce4" table:formula="of:=([.O19]-[.P19])" office:value-type="float" office:value="46.7888945062367" calcext:value-type="float">
            <text:p>46.7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yChampy</text:p>
          </table:table-cell>
          <table:table-cell office:value-type="string" calcext:value-type="string">
            <text:p>HydroDam (ARK)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formula="of:=SUM([.C20:.H20])" office:value-type="float" office:value="44" calcext:value-type="float">
            <text:p>44</text:p>
          </table:table-cell>
          <table:table-cell table:style-name="ce2" table:formula="of:=SUM([.F20:.H20]) - SUM([.C20:.E20])" office:value-type="float" office:value="-18" calcext:value-type="float">
            <text:p>-18</text:p>
          </table:table-cell>
          <table:table-cell table:formula="of:=[.D20]/5 +[.E20]*2/5 +[.F20]*3/5 +[.G20]*4/5+[.H20]*5/5" office:value-type="float" office:value="16.6" calcext:value-type="float">
            <text:p>16.6</text:p>
          </table:table-cell>
          <table:table-cell table:formula="of:=1+[.L20]" office:value-type="float" office:value="17.6" calcext:value-type="float">
            <text:p>17.6</text:p>
          </table:table-cell>
          <table:table-cell table:formula="of:=1+[.J20]-[.L20]" office:value-type="float" office:value="28.4" calcext:value-type="float">
            <text:p>28.4</text:p>
          </table:table-cell>
          <table:table-cell table:formula="of:=100*[.M20]/([.M20]+[.N20])" office:value-type="float" office:value="38.2608695652174" calcext:value-type="float">
            <text:p>38.26</text:p>
          </table:table-cell>
          <table:table-cell table:formula="of:= 100*1.65*SQRT(([.M20]*[.N20])/(([.M20]+[.N20])*([.M20]+[.N20]) *([.M20]+[.N20]+1)))" office:value-type="float" office:value="11.6974901320383" calcext:value-type="float">
            <text:p>11.70</text:p>
          </table:table-cell>
          <table:table-cell table:style-name="ce4" table:formula="of:=([.O20]-[.P20])" office:value-type="float" office:value="26.5633794331791" calcext:value-type="float">
            <text:p>26.56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formula="of:=SUM([.C21:.H21])" office:value-type="float" office:value="0" calcext:value-type="float">
            <text:p>0</text:p>
          </table:table-cell>
          <table:table-cell table:formula="of:=SUM([.F21:.H21]) - SUM([.C21:.E21])" office:value-type="float" office:value="0" calcext:value-type="float">
            <text:p>0</text:p>
          </table:table-cell>
          <table:table-cell table:formula="of:=[.D21]/5 +[.E21]*2/5 +[.F21]*3/5 +[.G21]*4/5+[.H21]*5/5" office:value-type="float" office:value="0" calcext:value-type="float">
            <text:p>0</text:p>
          </table:table-cell>
          <table:table-cell table:formula="of:=1+[.L21]" office:value-type="float" office:value="1" calcext:value-type="float">
            <text:p>1</text:p>
          </table:table-cell>
          <table:table-cell table:formula="of:=1+[.J21]-[.L21]" office:value-type="float" office:value="1" calcext:value-type="float">
            <text:p>1</text:p>
          </table:table-cell>
          <table:table-cell table:formula="of:=100*[.M21]/([.M21]+[.N21])" office:value-type="float" office:value="50" calcext:value-type="float">
            <text:p>50.00</text:p>
          </table:table-cell>
          <table:table-cell table:formula="of:= 100*1.65*SQRT(([.M21]*[.N21])/(([.M21]+[.N21])*([.M21]+[.N21]) *([.M21]+[.N21]+1)))" office:value-type="float" office:value="47.6313972081441" calcext:value-type="float">
            <text:p>47.63</text:p>
          </table:table-cell>
          <table:table-cell table:formula="of:=([.O21]-[.P2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es Karma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007" table:default-cell-style-name="Default"/>
        <table:table-row table:style-name="ro1">
          <table:table-cell table:style-name="ce1" office:value-type="string" calcext:value-type="string">
            <text:p>Author Name</text:p>
          </table:table-cell>
          <table:table-cell table:style-name="ce1" office:value-type="string" calcext:value-type="string">
            <text:p>Track Name</text:p>
          </table:table-cell>
          <table:table-cell table:style-name="ce1" office:value-type="string" calcext:value-type="string">
            <text:p>/---</text:p>
          </table:table-cell>
          <table:table-cell table:style-name="ce1" office:value-type="string" calcext:value-type="string">
            <text:p>/--</text:p>
          </table:table-cell>
          <table:table-cell table:style-name="ce1" office:value-type="string" calcext:value-type="string">
            <text:p>/ - </text:p>
          </table:table-cell>
          <table:table-cell table:style-name="ce1" office:value-type="string" calcext:value-type="string">
            <text:p><text:s/>/ +</text:p>
          </table:table-cell>
          <table:table-cell table:style-name="ce1" office:value-type="string" calcext:value-type="string">
            <text:p>/ ++</text:p>
          </table:table-cell>
          <table:table-cell table:style-name="ce1" office:value-type="string" calcext:value-type="string">
            <text:p>/+++</text:p>
          </table:table-cell>
          <table:table-cell table:style-name="ce1" office:value-type="string" calcext:value-type="string">
            <text:p>Local</text:p>
            <text:p>Karma</text:p>
          </table:table-cell>
          <table:table-cell table:style-name="ce1" office:value-type="string" calcext:value-type="string">
            <text:p># of Votes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ctional</text:p>
            <text:p>Total (S)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ase</text:p>
            <text:p>Value</text:p>
          </table:table-cell>
          <table:table-cell table:style-name="ce1" office:value-type="string" calcext:value-type="string">
            <text:p>Uncertainty</text:p>
            <text:p>Penalty</text:p>
          </table:table-cell>
          <table:table-cell table:style-name="ce1" office:value-type="string" calcext:value-type="string">
            <text:p>Track Value (out of 100)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Zengo</text:p>
          </table:table-cell>
          <table:table-cell office:value-type="string" calcext:value-type="string">
            <text:p>Watch how I so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table:formula="of:=SUM([.C2:.H2])" office:value-type="float" office:value="43" calcext:value-type="float">
            <text:p>43</text:p>
          </table:table-cell>
          <table:table-cell table:style-name="ce2" table:formula="of:=SUM([.F2:.H2]) - SUM([.C2:.E2])" office:value-type="float" office:value="41" calcext:value-type="float">
            <text:p>41</text:p>
          </table:table-cell>
          <table:table-cell table:formula="of:=[.D2]/5 +[.E2]*2/5 +[.F2]*3/5 +[.G2]*4/5+[.H2]*5/5" office:value-type="float" office:value="33.8" calcext:value-type="float">
            <text:p>33.8</text:p>
          </table:table-cell>
          <table:table-cell table:formula="of:=1+[.L2]" office:value-type="float" office:value="34.8" calcext:value-type="float">
            <text:p>34.8</text:p>
          </table:table-cell>
          <table:table-cell table:formula="of:=1+[.J2]-[.L2]" office:value-type="float" office:value="10.2" calcext:value-type="float">
            <text:p>10.2</text:p>
          </table:table-cell>
          <table:table-cell table:formula="of:=100*[.M2]/([.M2]+[.N2])" office:value-type="float" office:value="77.3333333333333" calcext:value-type="float">
            <text:p>77.33</text:p>
          </table:table-cell>
          <table:table-cell table:formula="of:= 100*1.65*SQRT(([.M2]*[.N2])/(([.M2]+[.N2])*([.M2]+[.N2]) *([.M2]+[.N2]+1)))" office:value-type="float" office:value="10.1854969356476" calcext:value-type="float">
            <text:p>10.19</text:p>
          </table:table-cell>
          <table:table-cell table:style-name="ce4" table:formula="of:=([.O2]-[.P2])" office:value-type="float" office:value="67.1478363976857" calcext:value-type="float">
            <text:p>67.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oivrot</text:p>
          </table:table-cell>
          <table:table-cell office:value-type="string" calcext:value-type="string">
            <text:p>Texas Rank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table:formula="of:=SUM([.C3:.H3])" office:value-type="float" office:value="51" calcext:value-type="float">
            <text:p>51</text:p>
          </table:table-cell>
          <table:table-cell table:style-name="ce2" table:formula="of:=SUM([.F3:.H3]) - SUM([.C3:.E3])" office:value-type="float" office:value="45" calcext:value-type="float">
            <text:p>45</text:p>
          </table:table-cell>
          <table:table-cell table:formula="of:=[.D3]/5 +[.E3]*2/5 +[.F3]*3/5 +[.G3]*4/5+[.H3]*5/5" office:value-type="float" office:value="39" calcext:value-type="float">
            <text:p>39</text:p>
          </table:table-cell>
          <table:table-cell table:formula="of:=1+[.L3]" office:value-type="float" office:value="40" calcext:value-type="float">
            <text:p>40</text:p>
          </table:table-cell>
          <table:table-cell table:formula="of:=1+[.J3]-[.L3]" office:value-type="float" office:value="13" calcext:value-type="float">
            <text:p>13</text:p>
          </table:table-cell>
          <table:table-cell table:formula="of:=100*[.M3]/([.M3]+[.N3])" office:value-type="float" office:value="75.4716981132076" calcext:value-type="float">
            <text:p>75.47</text:p>
          </table:table-cell>
          <table:table-cell table:formula="of:= 100*1.65*SQRT(([.M3]*[.N3])/(([.M3]+[.N3])*([.M3]+[.N3]) *([.M3]+[.N3]+1)))" office:value-type="float" office:value="9.66079499883386" calcext:value-type="float">
            <text:p>9.66</text:p>
          </table:table-cell>
          <table:table-cell table:style-name="ce4" table:formula="of:=([.O3]-[.P3])" office:value-type="float" office:value="65.8109031143737" calcext:value-type="float">
            <text:p>65.8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ac11</text:p>
          </table:table-cell>
          <table:table-cell office:value-type="string" calcext:value-type="string">
            <text:p>Architec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formula="of:=SUM([.C4:.H4])" office:value-type="float" office:value="45" calcext:value-type="float">
            <text:p>45</text:p>
          </table:table-cell>
          <table:table-cell table:style-name="ce2" table:formula="of:=SUM([.F4:.H4]) - SUM([.C4:.E4])" office:value-type="float" office:value="35" calcext:value-type="float">
            <text:p>35</text:p>
          </table:table-cell>
          <table:table-cell table:formula="of:=[.D4]/5 +[.E4]*2/5 +[.F4]*3/5 +[.G4]*4/5+[.H4]*5/5" office:value-type="float" office:value="34.2" calcext:value-type="float">
            <text:p>34.2</text:p>
          </table:table-cell>
          <table:table-cell table:formula="of:=1+[.L4]" office:value-type="float" office:value="35.2" calcext:value-type="float">
            <text:p>35.2</text:p>
          </table:table-cell>
          <table:table-cell table:formula="of:=1+[.J4]-[.L4]" office:value-type="float" office:value="11.8" calcext:value-type="float">
            <text:p>11.8</text:p>
          </table:table-cell>
          <table:table-cell table:formula="of:=100*[.M4]/([.M4]+[.N4])" office:value-type="float" office:value="74.8936170212766" calcext:value-type="float">
            <text:p>74.89</text:p>
          </table:table-cell>
          <table:table-cell table:formula="of:= 100*1.65*SQRT(([.M4]*[.N4])/(([.M4]+[.N4])*([.M4]+[.N4]) *([.M4]+[.N4]+1)))" office:value-type="float" office:value="10.3270862213622" calcext:value-type="float">
            <text:p>10.33</text:p>
          </table:table-cell>
          <table:table-cell table:style-name="ce4" table:formula="of:=([.O4]-[.P4])" office:value-type="float" office:value="64.5665307999144" calcext:value-type="float">
            <text:p>64.5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'habba.hu</text:p>
          </table:table-cell>
          <table:table-cell office:value-type="string" calcext:value-type="string">
            <text:p>Loc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4" calcext:value-type="float">
            <text:p>74</text:p>
          </table:table-cell>
          <table:table-cell table:formula="of:=SUM([.C5:.H5])" office:value-type="float" office:value="44" calcext:value-type="float">
            <text:p>44</text:p>
          </table:table-cell>
          <table:table-cell table:style-name="ce2" table:formula="of:=SUM([.F5:.H5]) - SUM([.C5:.E5])" office:value-type="float" office:value="38" calcext:value-type="float">
            <text:p>38</text:p>
          </table:table-cell>
          <table:table-cell table:formula="of:=[.D5]/5 +[.E5]*2/5 +[.F5]*3/5 +[.G5]*4/5+[.H5]*5/5" office:value-type="float" office:value="33.4" calcext:value-type="float">
            <text:p>33.4</text:p>
          </table:table-cell>
          <table:table-cell table:formula="of:=1+[.L5]" office:value-type="float" office:value="34.4" calcext:value-type="float">
            <text:p>34.4</text:p>
          </table:table-cell>
          <table:table-cell table:formula="of:=1+[.J5]-[.L5]" office:value-type="float" office:value="11.6" calcext:value-type="float">
            <text:p>11.6</text:p>
          </table:table-cell>
          <table:table-cell table:formula="of:=100*[.M5]/([.M5]+[.N5])" office:value-type="float" office:value="74.7826086956522" calcext:value-type="float">
            <text:p>74.78</text:p>
          </table:table-cell>
          <table:table-cell table:formula="of:= 100*1.65*SQRT(([.M5]*[.N5])/(([.M5]+[.N5])*([.M5]+[.N5]) *([.M5]+[.N5]+1)))" office:value-type="float" office:value="10.4516630344562" calcext:value-type="float">
            <text:p>10.45</text:p>
          </table:table-cell>
          <table:table-cell table:style-name="ce4" table:formula="of:=([.O5]-[.P5])" office:value-type="float" office:value="64.330945661196" calcext:value-type="float">
            <text:p>64.3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irExpress</text:p>
          </table:table-cell>
          <table:table-cell office:value-type="string" calcext:value-type="string">
            <text:p>appaloos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4" calcext:value-type="float">
            <text:p>74</text:p>
          </table:table-cell>
          <table:table-cell table:formula="of:=SUM([.C6:.H6])" office:value-type="float" office:value="38" calcext:value-type="float">
            <text:p>38</text:p>
          </table:table-cell>
          <table:table-cell table:style-name="ce2" table:formula="of:=SUM([.F6:.H6]) - SUM([.C6:.E6])" office:value-type="float" office:value="28" calcext:value-type="float">
            <text:p>28</text:p>
          </table:table-cell>
          <table:table-cell table:formula="of:=[.D6]/5 +[.E6]*2/5 +[.F6]*3/5 +[.G6]*4/5+[.H6]*5/5" office:value-type="float" office:value="27.8" calcext:value-type="float">
            <text:p>27.8</text:p>
          </table:table-cell>
          <table:table-cell table:formula="of:=1+[.L6]" office:value-type="float" office:value="28.8" calcext:value-type="float">
            <text:p>28.8</text:p>
          </table:table-cell>
          <table:table-cell table:formula="of:=1+[.J6]-[.L6]" office:value-type="float" office:value="11.2" calcext:value-type="float">
            <text:p>11.2</text:p>
          </table:table-cell>
          <table:table-cell table:formula="of:=100*[.M6]/([.M6]+[.N6])" office:value-type="float" office:value="72" calcext:value-type="float">
            <text:p>72.00</text:p>
          </table:table-cell>
          <table:table-cell table:formula="of:= 100*1.65*SQRT(([.M6]*[.N6])/(([.M6]+[.N6])*([.M6]+[.N6]) *([.M6]+[.N6]+1)))" office:value-type="float" office:value="11.5701044538574" calcext:value-type="float">
            <text:p>11.57</text:p>
          </table:table-cell>
          <table:table-cell table:style-name="ce4" table:formula="of:=([.O6]-[.P6])" office:value-type="float" office:value="60.4298955461426" calcext:value-type="float">
            <text:p>60.4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lex BF</text:p>
          </table:table-cell>
          <table:table-cell office:value-type="string" calcext:value-type="string">
            <text:p>broken bon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table:formula="of:=SUM([.C7:.H7])" office:value-type="float" office:value="31" calcext:value-type="float">
            <text:p>31</text:p>
          </table:table-cell>
          <table:table-cell table:style-name="ce2" table:formula="of:=SUM([.F7:.H7]) - SUM([.C7:.E7])" office:value-type="float" office:value="27" calcext:value-type="float">
            <text:p>27</text:p>
          </table:table-cell>
          <table:table-cell table:formula="of:=[.D7]/5 +[.E7]*2/5 +[.F7]*3/5 +[.G7]*4/5+[.H7]*5/5" office:value-type="float" office:value="23" calcext:value-type="float">
            <text:p>23</text:p>
          </table:table-cell>
          <table:table-cell table:formula="of:=1+[.L7]" office:value-type="float" office:value="24" calcext:value-type="float">
            <text:p>24</text:p>
          </table:table-cell>
          <table:table-cell table:formula="of:=1+[.J7]-[.L7]" office:value-type="float" office:value="9" calcext:value-type="float">
            <text:p>9</text:p>
          </table:table-cell>
          <table:table-cell table:formula="of:=100*[.M7]/([.M7]+[.N7])" office:value-type="float" office:value="72.7272727272727" calcext:value-type="float">
            <text:p>72.73</text:p>
          </table:table-cell>
          <table:table-cell table:formula="of:= 100*1.65*SQRT(([.M7]*[.N7])/(([.M7]+[.N7])*([.M7]+[.N7]) *([.M7]+[.N7]+1)))" office:value-type="float" office:value="12.6025207562521" calcext:value-type="float">
            <text:p>12.60</text:p>
          </table:table-cell>
          <table:table-cell table:style-name="ce4" table:formula="of:=([.O7]-[.P7])" office:value-type="float" office:value="60.1247519710207" calcext:value-type="float">
            <text:p>60.1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drift.a.holic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73" calcext:value-type="float">
            <text:p>73</text:p>
          </table:table-cell>
          <table:table-cell table:formula="of:=SUM([.C8:.H8])" office:value-type="float" office:value="47" calcext:value-type="float">
            <text:p>47</text:p>
          </table:table-cell>
          <table:table-cell table:style-name="ce2" table:formula="of:=SUM([.F8:.H8]) - SUM([.C8:.E8])" office:value-type="float" office:value="31" calcext:value-type="float">
            <text:p>31</text:p>
          </table:table-cell>
          <table:table-cell table:formula="of:=[.D8]/5 +[.E8]*2/5 +[.F8]*3/5 +[.G8]*4/5+[.H8]*5/5" office:value-type="float" office:value="33.6" calcext:value-type="float">
            <text:p>33.6</text:p>
          </table:table-cell>
          <table:table-cell table:formula="of:=1+[.L8]" office:value-type="float" office:value="34.6" calcext:value-type="float">
            <text:p>34.6</text:p>
          </table:table-cell>
          <table:table-cell table:formula="of:=1+[.J8]-[.L8]" office:value-type="float" office:value="14.4" calcext:value-type="float">
            <text:p>14.4</text:p>
          </table:table-cell>
          <table:table-cell table:formula="of:=100*[.M8]/([.M8]+[.N8])" office:value-type="float" office:value="70.6122448979592" calcext:value-type="float">
            <text:p>70.61</text:p>
          </table:table-cell>
          <table:table-cell table:formula="of:= 100*1.65*SQRT(([.M8]*[.N8])/(([.M8]+[.N8])*([.M8]+[.N8]) *([.M8]+[.N8]+1)))" office:value-type="float" office:value="10.6297281417031" calcext:value-type="float">
            <text:p>10.63</text:p>
          </table:table-cell>
          <table:table-cell table:style-name="ce4" table:formula="of:=([.O8]-[.P8])" office:value-type="float" office:value="59.9825167562561" calcext:value-type="float">
            <text:p>59.9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achoVolker</text:p>
          </table:table-cell>
          <table:table-cell office:value-type="string" calcext:value-type="string">
            <text:p>Quick Ga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table:formula="of:=SUM([.C9:.H9])" office:value-type="float" office:value="45" calcext:value-type="float">
            <text:p>45</text:p>
          </table:table-cell>
          <table:table-cell table:style-name="ce2" table:formula="of:=SUM([.F9:.H9]) - SUM([.C9:.E9])" office:value-type="float" office:value="39" calcext:value-type="float">
            <text:p>39</text:p>
          </table:table-cell>
          <table:table-cell table:formula="of:=[.D9]/5 +[.E9]*2/5 +[.F9]*3/5 +[.G9]*4/5+[.H9]*5/5" office:value-type="float" office:value="31.8" calcext:value-type="float">
            <text:p>31.8</text:p>
          </table:table-cell>
          <table:table-cell table:formula="of:=1+[.L9]" office:value-type="float" office:value="32.8" calcext:value-type="float">
            <text:p>32.8</text:p>
          </table:table-cell>
          <table:table-cell table:formula="of:=1+[.J9]-[.L9]" office:value-type="float" office:value="14.2" calcext:value-type="float">
            <text:p>14.2</text:p>
          </table:table-cell>
          <table:table-cell table:formula="of:=100*[.M9]/([.M9]+[.N9])" office:value-type="float" office:value="69.7872340425532" calcext:value-type="float">
            <text:p>69.79</text:p>
          </table:table-cell>
          <table:table-cell table:formula="of:= 100*1.65*SQRT(([.M9]*[.N9])/(([.M9]+[.N9])*([.M9]+[.N9]) *([.M9]+[.N9]+1)))" office:value-type="float" office:value="10.9356993441143" calcext:value-type="float">
            <text:p>10.94</text:p>
          </table:table-cell>
          <table:table-cell table:style-name="ce4" table:formula="of:=([.O9]-[.P9])" office:value-type="float" office:value="58.8515346984389" calcext:value-type="float">
            <text:p>58.8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!K</text:p>
          </table:table-cell>
          <table:table-cell office:value-type="string" calcext:value-type="string">
            <text:p>T!K ruined Fullspee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table:formula="of:=SUM([.C10:.H10])" office:value-type="float" office:value="50" calcext:value-type="float">
            <text:p>50</text:p>
          </table:table-cell>
          <table:table-cell table:style-name="ce2" table:formula="of:=SUM([.F10:.H10]) - SUM([.C10:.E10])" office:value-type="float" office:value="36" calcext:value-type="float">
            <text:p>36</text:p>
          </table:table-cell>
          <table:table-cell table:formula="of:=[.D10]/5 +[.E10]*2/5 +[.F10]*3/5 +[.G10]*4/5+[.H10]*5/5" office:value-type="float" office:value="34.8" calcext:value-type="float">
            <text:p>34.8</text:p>
          </table:table-cell>
          <table:table-cell table:formula="of:=1+[.L10]" office:value-type="float" office:value="35.8" calcext:value-type="float">
            <text:p>35.8</text:p>
          </table:table-cell>
          <table:table-cell table:formula="of:=1+[.J10]-[.L10]" office:value-type="float" office:value="16.2" calcext:value-type="float">
            <text:p>16.2</text:p>
          </table:table-cell>
          <table:table-cell table:formula="of:=100*[.M10]/([.M10]+[.N10])" office:value-type="float" office:value="68.8461538461538" calcext:value-type="float">
            <text:p>68.85</text:p>
          </table:table-cell>
          <table:table-cell table:formula="of:= 100*1.65*SQRT(([.M10]*[.N10])/(([.M10]+[.N10])*([.M10]+[.N10]) *([.M10]+[.N10]+1)))" office:value-type="float" office:value="10.4964317530637" calcext:value-type="float">
            <text:p>10.50</text:p>
          </table:table-cell>
          <table:table-cell table:style-name="ce4" table:formula="of:=([.O10]-[.P10])" office:value-type="float" office:value="58.3497220930902" calcext:value-type="float">
            <text:p>58.3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d'Gado</text:p>
          </table:table-cell>
          <table:table-cell office:value-type="string" calcext:value-type="string">
            <text:p>ARK – weird rush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7" calcext:value-type="float">
            <text:p>67</text:p>
          </table:table-cell>
          <table:table-cell table:formula="of:=SUM([.C11:.H11])" office:value-type="float" office:value="30" calcext:value-type="float">
            <text:p>30</text:p>
          </table:table-cell>
          <table:table-cell table:style-name="ce2" table:formula="of:=SUM([.F11:.H11]) - SUM([.C11:.E11])" office:value-type="float" office:value="14" calcext:value-type="float">
            <text:p>14</text:p>
          </table:table-cell>
          <table:table-cell table:formula="of:=[.D11]/5 +[.E11]*2/5 +[.F11]*3/5 +[.G11]*4/5+[.H11]*5/5" office:value-type="float" office:value="21.2" calcext:value-type="float">
            <text:p>21.2</text:p>
          </table:table-cell>
          <table:table-cell table:formula="of:=1+[.L11]" office:value-type="float" office:value="22.2" calcext:value-type="float">
            <text:p>22.2</text:p>
          </table:table-cell>
          <table:table-cell table:formula="of:=1+[.J11]-[.L11]" office:value-type="float" office:value="9.8" calcext:value-type="float">
            <text:p>9.8</text:p>
          </table:table-cell>
          <table:table-cell table:formula="of:=100*[.M11]/([.M11]+[.N11])" office:value-type="float" office:value="69.375" calcext:value-type="float">
            <text:p>69.38</text:p>
          </table:table-cell>
          <table:table-cell table:formula="of:= 100*1.65*SQRT(([.M11]*[.N11])/(([.M11]+[.N11])*([.M11]+[.N11]) *([.M11]+[.N11]+1)))" office:value-type="float" office:value="13.2393456574523" calcext:value-type="float">
            <text:p>13.24</text:p>
          </table:table-cell>
          <table:table-cell table:style-name="ce4" table:formula="of:=([.O11]-[.P11])" office:value-type="float" office:value="56.1356543425477" calcext:value-type="float">
            <text:p>56.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iborz</text:p>
          </table:table-cell>
          <table:table-cell office:value-type="string" calcext:value-type="string">
            <text:p>&gt;&gt;Attract&lt;&lt;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5" calcext:value-type="float">
            <text:p>65</text:p>
          </table:table-cell>
          <table:table-cell table:formula="of:=SUM([.C12:.H12])" office:value-type="float" office:value="39" calcext:value-type="float">
            <text:p>39</text:p>
          </table:table-cell>
          <table:table-cell table:style-name="ce2" table:formula="of:=SUM([.F12:.H12]) - SUM([.C12:.E12])" office:value-type="float" office:value="23" calcext:value-type="float">
            <text:p>23</text:p>
          </table:table-cell>
          <table:table-cell table:formula="of:=[.D12]/5 +[.E12]*2/5 +[.F12]*3/5 +[.G12]*4/5+[.H12]*5/5" office:value-type="float" office:value="26.6" calcext:value-type="float">
            <text:p>26.6</text:p>
          </table:table-cell>
          <table:table-cell table:formula="of:=1+[.L12]" office:value-type="float" office:value="27.6" calcext:value-type="float">
            <text:p>27.6</text:p>
          </table:table-cell>
          <table:table-cell table:formula="of:=1+[.J12]-[.L12]" office:value-type="float" office:value="13.4" calcext:value-type="float">
            <text:p>13.4</text:p>
          </table:table-cell>
          <table:table-cell table:formula="of:=100*[.M12]/([.M12]+[.N12])" office:value-type="float" office:value="67.3170731707317" calcext:value-type="float">
            <text:p>67.32</text:p>
          </table:table-cell>
          <table:table-cell table:formula="of:= 100*1.65*SQRT(([.M12]*[.N12])/(([.M12]+[.N12])*([.M12]+[.N12]) *([.M12]+[.N12]+1)))" office:value-type="float" office:value="11.9421461682252" calcext:value-type="float">
            <text:p>11.94</text:p>
          </table:table-cell>
          <table:table-cell table:style-name="ce4" table:formula="of:=([.O12]-[.P12])" office:value-type="float" office:value="55.3749270025065" calcext:value-type="float">
            <text:p>55.3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eksbude</text:p>
          </table:table-cell>
          <table:table-cell office:value-type="string" calcext:value-type="string">
            <text:p>Timele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formula="of:=SUM([.C13:.H13])" office:value-type="float" office:value="50" calcext:value-type="float">
            <text:p>50</text:p>
          </table:table-cell>
          <table:table-cell table:style-name="ce2" table:formula="of:=SUM([.F13:.H13]) - SUM([.C13:.E13])" office:value-type="float" office:value="38" calcext:value-type="float">
            <text:p>38</text:p>
          </table:table-cell>
          <table:table-cell table:formula="of:=[.D13]/5 +[.E13]*2/5 +[.F13]*3/5 +[.G13]*4/5+[.H13]*5/5" office:value-type="float" office:value="33.2" calcext:value-type="float">
            <text:p>33.2</text:p>
          </table:table-cell>
          <table:table-cell table:formula="of:=1+[.L13]" office:value-type="float" office:value="34.2" calcext:value-type="float">
            <text:p>34.2</text:p>
          </table:table-cell>
          <table:table-cell table:formula="of:=1+[.J13]-[.L13]" office:value-type="float" office:value="17.8" calcext:value-type="float">
            <text:p>17.8</text:p>
          </table:table-cell>
          <table:table-cell table:formula="of:=100*[.M13]/([.M13]+[.N13])" office:value-type="float" office:value="65.7692307692308" calcext:value-type="float">
            <text:p>65.77</text:p>
          </table:table-cell>
          <table:table-cell table:formula="of:= 100*1.65*SQRT(([.M13]*[.N13])/(([.M13]+[.N13])*([.M13]+[.N13]) *([.M13]+[.N13]+1)))" office:value-type="float" office:value="10.7538932223317" calcext:value-type="float">
            <text:p>10.75</text:p>
          </table:table-cell>
          <table:table-cell table:style-name="ce4" table:formula="of:=([.O13]-[.P13])" office:value-type="float" office:value="55.0153375468991" calcext:value-type="float">
            <text:p>55.0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erabxtch</text:p>
          </table:table-cell>
          <table:table-cell office:value-type="string" calcext:value-type="string">
            <text:p>ARK – The Substitut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formula="of:=SUM([.C14:.H14])" office:value-type="float" office:value="33" calcext:value-type="float">
            <text:p>33</text:p>
          </table:table-cell>
          <table:table-cell table:style-name="ce2" table:formula="of:=SUM([.F14:.H14]) - SUM([.C14:.E14])" office:value-type="float" office:value="19" calcext:value-type="float">
            <text:p>19</text:p>
          </table:table-cell>
          <table:table-cell table:formula="of:=[.D14]/5 +[.E14]*2/5 +[.F14]*3/5 +[.G14]*4/5+[.H14]*5/5" office:value-type="float" office:value="22.4" calcext:value-type="float">
            <text:p>22.4</text:p>
          </table:table-cell>
          <table:table-cell table:formula="of:=1+[.L14]" office:value-type="float" office:value="23.4" calcext:value-type="float">
            <text:p>23.4</text:p>
          </table:table-cell>
          <table:table-cell table:formula="of:=1+[.J14]-[.L14]" office:value-type="float" office:value="11.6" calcext:value-type="float">
            <text:p>11.6</text:p>
          </table:table-cell>
          <table:table-cell table:formula="of:=100*[.M14]/([.M14]+[.N14])" office:value-type="float" office:value="66.8571428571429" calcext:value-type="float">
            <text:p>66.86</text:p>
          </table:table-cell>
          <table:table-cell table:formula="of:= 100*1.65*SQRT(([.M14]*[.N14])/(([.M14]+[.N14])*([.M14]+[.N14]) *([.M14]+[.N14]+1)))" office:value-type="float" office:value="12.9449856338748" calcext:value-type="float">
            <text:p>12.94</text:p>
          </table:table-cell>
          <table:table-cell table:style-name="ce4" table:formula="of:=([.O14]-[.P14])" office:value-type="float" office:value="53.9121572232681" calcext:value-type="float">
            <text:p>53.9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dsun</text:p>
          </table:table-cell>
          <table:table-cell office:value-type="string" calcext:value-type="string">
            <text:p>LastGarris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 table:formula="of:=SUM([.C15:.H15])" office:value-type="float" office:value="38" calcext:value-type="float">
            <text:p>38</text:p>
          </table:table-cell>
          <table:table-cell table:style-name="ce2" table:formula="of:=SUM([.F15:.H15]) - SUM([.C15:.E15])" office:value-type="float" office:value="18" calcext:value-type="float">
            <text:p>18</text:p>
          </table:table-cell>
          <table:table-cell table:formula="of:=[.D15]/5 +[.E15]*2/5 +[.F15]*3/5 +[.G15]*4/5+[.H15]*5/5" office:value-type="float" office:value="25.4" calcext:value-type="float">
            <text:p>25.4</text:p>
          </table:table-cell>
          <table:table-cell table:formula="of:=1+[.L15]" office:value-type="float" office:value="26.4" calcext:value-type="float">
            <text:p>26.4</text:p>
          </table:table-cell>
          <table:table-cell table:formula="of:=1+[.J15]-[.L15]" office:value-type="float" office:value="13.6" calcext:value-type="float">
            <text:p>13.6</text:p>
          </table:table-cell>
          <table:table-cell table:formula="of:=100*[.M15]/([.M15]+[.N15])" office:value-type="float" office:value="66" calcext:value-type="float">
            <text:p>66.00</text:p>
          </table:table-cell>
          <table:table-cell table:formula="of:= 100*1.65*SQRT(([.M15]*[.N15])/(([.M15]+[.N15])*([.M15]+[.N15]) *([.M15]+[.N15]+1)))" office:value-type="float" office:value="12.2068453406575" calcext:value-type="float">
            <text:p>12.21</text:p>
          </table:table-cell>
          <table:table-cell table:style-name="ce4" table:formula="of:=([.O15]-[.P15])" office:value-type="float" office:value="53.7931546593425" calcext:value-type="float">
            <text:p>53.7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linnemans</text:p>
          </table:table-cell>
          <table:table-cell office:value-type="string" calcext:value-type="string">
            <text:p>DriftKicker (FullSpeed)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table:formula="of:=SUM([.C16:.H16])" office:value-type="float" office:value="58" calcext:value-type="float">
            <text:p>58</text:p>
          </table:table-cell>
          <table:table-cell table:style-name="ce2" table:formula="of:=SUM([.F16:.H16]) - SUM([.C16:.E16])" office:value-type="float" office:value="30" calcext:value-type="float">
            <text:p>30</text:p>
          </table:table-cell>
          <table:table-cell table:formula="of:=[.D16]/5 +[.E16]*2/5 +[.F16]*3/5 +[.G16]*4/5+[.H16]*5/5" office:value-type="float" office:value="36.6" calcext:value-type="float">
            <text:p>36.6</text:p>
          </table:table-cell>
          <table:table-cell table:formula="of:=1+[.L16]" office:value-type="float" office:value="37.6" calcext:value-type="float">
            <text:p>37.6</text:p>
          </table:table-cell>
          <table:table-cell table:formula="of:=1+[.J16]-[.L16]" office:value-type="float" office:value="22.4" calcext:value-type="float">
            <text:p>22.4</text:p>
          </table:table-cell>
          <table:table-cell table:formula="of:=100*[.M16]/([.M16]+[.N16])" office:value-type="float" office:value="62.6666666666667" calcext:value-type="float">
            <text:p>62.67</text:p>
          </table:table-cell>
          <table:table-cell table:formula="of:= 100*1.65*SQRT(([.M16]*[.N16])/(([.M16]+[.N16])*([.M16]+[.N16]) *([.M16]+[.N16]+1)))" office:value-type="float" office:value="10.2184660874481" calcext:value-type="float">
            <text:p>10.22</text:p>
          </table:table-cell>
          <table:table-cell table:style-name="ce4" table:formula="of:=([.O16]-[.P16])" office:value-type="float" office:value="52.4482005792185" calcext:value-type="float">
            <text:p>52.4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yo</text:p>
          </table:table-cell>
          <table:table-cell office:value-type="string" calcext:value-type="string">
            <text:p>between the roads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table:formula="of:=SUM([.C17:.H17])" office:value-type="float" office:value="49" calcext:value-type="float">
            <text:p>49</text:p>
          </table:table-cell>
          <table:table-cell table:style-name="ce2" table:formula="of:=SUM([.F17:.H17]) - SUM([.C17:.E17])" office:value-type="float" office:value="25" calcext:value-type="float">
            <text:p>25</text:p>
          </table:table-cell>
          <table:table-cell table:formula="of:=[.D17]/5 +[.E17]*2/5 +[.F17]*3/5 +[.G17]*4/5+[.H17]*5/5" office:value-type="float" office:value="30.8" calcext:value-type="float">
            <text:p>30.8</text:p>
          </table:table-cell>
          <table:table-cell table:formula="of:=1+[.L17]" office:value-type="float" office:value="31.8" calcext:value-type="float">
            <text:p>31.8</text:p>
          </table:table-cell>
          <table:table-cell table:formula="of:=1+[.J17]-[.L17]" office:value-type="float" office:value="19.2" calcext:value-type="float">
            <text:p>19.2</text:p>
          </table:table-cell>
          <table:table-cell table:formula="of:=100*[.M17]/([.M17]+[.N17])" office:value-type="float" office:value="62.3529411764706" calcext:value-type="float">
            <text:p>62.35</text:p>
          </table:table-cell>
          <table:table-cell table:formula="of:= 100*1.65*SQRT(([.M17]*[.N17])/(([.M17]+[.N17])*([.M17]+[.N17]) *([.M17]+[.N17]+1)))" office:value-type="float" office:value="11.0860356448494" calcext:value-type="float">
            <text:p>11.09</text:p>
          </table:table-cell>
          <table:table-cell table:style-name="ce4" table:formula="of:=([.O17]-[.P17])" office:value-type="float" office:value="51.2669055316212" calcext:value-type="float">
            <text:p>51.2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akaze</text:p>
          </table:table-cell>
          <table:table-cell office:value-type="string" calcext:value-type="string">
            <text:p>Cry just a littl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table:formula="of:=SUM([.C18:.H18])" office:value-type="float" office:value="31" calcext:value-type="float">
            <text:p>31</text:p>
          </table:table-cell>
          <table:table-cell table:style-name="ce2" table:formula="of:=SUM([.F18:.H18]) - SUM([.C18:.E18])" office:value-type="float" office:value="13" calcext:value-type="float">
            <text:p>13</text:p>
          </table:table-cell>
          <table:table-cell table:formula="of:=[.D18]/5 +[.E18]*2/5 +[.F18]*3/5 +[.G18]*4/5+[.H18]*5/5" office:value-type="float" office:value="17.4" calcext:value-type="float">
            <text:p>17.4</text:p>
          </table:table-cell>
          <table:table-cell table:formula="of:=1+[.L18]" office:value-type="float" office:value="18.4" calcext:value-type="float">
            <text:p>18.4</text:p>
          </table:table-cell>
          <table:table-cell table:formula="of:=1+[.J18]-[.L18]" office:value-type="float" office:value="14.6" calcext:value-type="float">
            <text:p>14.6</text:p>
          </table:table-cell>
          <table:table-cell table:formula="of:=100*[.M18]/([.M18]+[.N18])" office:value-type="float" office:value="55.7575757575758" calcext:value-type="float">
            <text:p>55.76</text:p>
          </table:table-cell>
          <table:table-cell table:formula="of:= 100*1.65*SQRT(([.M18]*[.N18])/(([.M18]+[.N18])*([.M18]+[.N18]) *([.M18]+[.N18]+1)))" office:value-type="float" office:value="14.0545157072276" calcext:value-type="float">
            <text:p>14.05</text:p>
          </table:table-cell>
          <table:table-cell table:style-name="ce4" table:formula="of:=([.O18]-[.P18])" office:value-type="float" office:value="41.7030600503482" calcext:value-type="float">
            <text:p>41.7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anneboy</text:p>
          </table:table-cell>
          <table:table-cell office:value-type="string" calcext:value-type="string">
            <text:p>ProxyMachin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table:formula="of:=SUM([.C19:.H19])" office:value-type="float" office:value="52" calcext:value-type="float">
            <text:p>52</text:p>
          </table:table-cell>
          <table:table-cell table:style-name="ce2" table:formula="of:=SUM([.F19:.H19]) - SUM([.C19:.E19])" office:value-type="float" office:value="14" calcext:value-type="float">
            <text:p>14</text:p>
          </table:table-cell>
          <table:table-cell table:formula="of:=[.D19]/5 +[.E19]*2/5 +[.F19]*3/5 +[.G19]*4/5+[.H19]*5/5" office:value-type="float" office:value="26.2" calcext:value-type="float">
            <text:p>26.2</text:p>
          </table:table-cell>
          <table:table-cell table:formula="of:=1+[.L19]" office:value-type="float" office:value="27.2" calcext:value-type="float">
            <text:p>27.2</text:p>
          </table:table-cell>
          <table:table-cell table:formula="of:=1+[.J19]-[.L19]" office:value-type="float" office:value="26.8" calcext:value-type="float">
            <text:p>26.8</text:p>
          </table:table-cell>
          <table:table-cell table:formula="of:=100*[.M19]/([.M19]+[.N19])" office:value-type="float" office:value="50.3703703703704" calcext:value-type="float">
            <text:p>50.37</text:p>
          </table:table-cell>
          <table:table-cell table:formula="of:= 100*1.65*SQRT(([.M19]*[.N19])/(([.M19]+[.N19])*([.M19]+[.N19]) *([.M19]+[.N19]+1)))" office:value-type="float" office:value="11.1239925331035" calcext:value-type="float">
            <text:p>11.12</text:p>
          </table:table-cell>
          <table:table-cell table:style-name="ce4" table:formula="of:=([.O19]-[.P19])" office:value-type="float" office:value="39.2463778372668" calcext:value-type="float">
            <text:p>39.2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yChampy</text:p>
          </table:table-cell>
          <table:table-cell office:value-type="string" calcext:value-type="string">
            <text:p>HydroDam (ARK)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formula="of:=SUM([.C20:.H20])" office:value-type="float" office:value="44" calcext:value-type="float">
            <text:p>44</text:p>
          </table:table-cell>
          <table:table-cell table:style-name="ce2" table:formula="of:=SUM([.F20:.H20]) - SUM([.C20:.E20])" office:value-type="float" office:value="-18" calcext:value-type="float">
            <text:p>-18</text:p>
          </table:table-cell>
          <table:table-cell table:formula="of:=[.D20]/5 +[.E20]*2/5 +[.F20]*3/5 +[.G20]*4/5+[.H20]*5/5" office:value-type="float" office:value="7.8" calcext:value-type="float">
            <text:p>7.8</text:p>
          </table:table-cell>
          <table:table-cell table:formula="of:=1+[.L20]" office:value-type="float" office:value="8.8" calcext:value-type="float">
            <text:p>8.8</text:p>
          </table:table-cell>
          <table:table-cell table:formula="of:=1+[.J20]-[.L20]" office:value-type="float" office:value="37.2" calcext:value-type="float">
            <text:p>37.2</text:p>
          </table:table-cell>
          <table:table-cell table:formula="of:=100*[.M20]/([.M20]+[.N20])" office:value-type="float" office:value="19.1304347826087" calcext:value-type="float">
            <text:p>19.13</text:p>
          </table:table-cell>
          <table:table-cell table:formula="of:= 100*1.65*SQRT(([.M20]*[.N20])/(([.M20]+[.N20])*([.M20]+[.N20]) *([.M20]+[.N20]+1)))" office:value-type="float" office:value="9.46651199621976" calcext:value-type="float">
            <text:p>9.47</text:p>
          </table:table-cell>
          <table:table-cell table:style-name="ce4" table:formula="of:=([.O20]-[.P20])" office:value-type="float" office:value="9.66392278638894" calcext:value-type="float">
            <text:p>9.6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formula="of:=[.D21]/5 +[.E21]*2/5 +[.F21]*3/5 +[.G21]*4/5+[.H21]*5/5" office:value-type="float" office:value="0" calcext:value-type="float">
            <text:p>0</text:p>
          </table:table-cell>
          <table:table-cell table:formula="of:=1+[.L21]" office:value-type="float" office:value="1" calcext:value-type="float">
            <text:p>1</text:p>
          </table:table-cell>
          <table:table-cell table:formula="of:=1+[.J21]-[.L21]" office:value-type="float" office:value="1" calcext:value-type="float">
            <text:p>1</text:p>
          </table:table-cell>
          <table:table-cell table:formula="of:=100*[.M21]/([.M21]+[.N21])" office:value-type="float" office:value="50" calcext:value-type="float">
            <text:p>50.00</text:p>
          </table:table-cell>
          <table:table-cell table:formula="of:= 100*1.65*SQRT(([.M21]*[.N21])/(([.M21]+[.N21])*([.M21]+[.N21]) *([.M21]+[.N21]+1)))" office:value-type="float" office:value="47.6313972081441" calcext:value-type="float">
            <text:p>47.63</text:p>
          </table:table-cell>
          <table:table-cell table:formula="of:=([.O21]-[.P21])" office:value-type="float" office:value="2.36860279185588" calcext:value-type="float">
            <text:p>2.37</text:p>
          </table:table-cell>
          <table:table-cell table:number-columns-repeated="1007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Match AuthorMania Results'.A1:'Match AuthorMania Results'.Q20" table:orientation="column"/>
        <table:database-range table:name="__Anonymous_Sheet_DB__1" table:target-range-address="'Up Down Voting'.A1:'Up Down Voting'.Q20">
          <table:sort>
            <table:sort-by table:field-number="16" table:order="descending" table:data-type="automatic"/>
          </table:sort>
        </table:database-range>
        <table:database-range table:name="__Anonymous_Sheet_DB__2" table:target-range-address="'Matches Karma2'.A1:'Matches Karma2'.Q20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/00/0000</text:date>, <text:time style:data-style-name="N2" text:time-value="09:15:09.9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7T16:59:48.952881992</meta:creation-date>
    <dc:date>2015-01-02T10:25:31.528000000</dc:date>
    <meta:editing-duration>PT22M27S</meta:editing-duration>
    <meta:editing-cycles>5</meta:editing-cycles>
    <meta:generator>LibreOffice/4.3.3.2$Windows_x86 LibreOffice_project/9bb7eadab57b6755b1265afa86e04bf45fbfc644</meta:generator>
    <meta:document-statistic meta:table-count="3" meta:cell-count="839" meta:object-count="0"/>
  </office:meta>
</office:document-meta>
</file>